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35in"/>
    </style:style>
    <style:style style:name="P1" style:family="paragraph" style:parent-style-name="Standard">
      <style:paragraph-properties fo:text-align="center" style:justify-single-word="false"/>
      <style:text-properties style:font-name="Arial1" fo:font-size="14pt" fo:font-weight="bold" officeooo:rsid="000c81df" officeooo:paragraph-rsid="000c81d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1" fo:font-size="14pt" fo:font-weight="bold" officeooo:paragraph-rsid="000b1e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fo:font-weight="bold" officeooo:rsid="0015a154" officeooo:paragraph-rsid="0015a15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fo:font-weight="bold" officeooo:rsid="0015a154" officeooo:paragraph-rsid="0017840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1" fo:font-size="14pt" fo:font-weight="bold" officeooo:paragraph-rsid="0015a15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1fda1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24c99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2c4a0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2cdbe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2d243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7840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500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467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970c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478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9db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da3d6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1fda1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font-size="14pt" fo:font-weight="bold" officeooo:rsid="00178403" officeooo:paragraph-rsid="00220282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Arial1" fo:font-size="14pt" fo:font-weight="bold" officeooo:paragraph-rsid="00178403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Arial1" fo:font-size="14pt" fo:font-weight="bold" officeooo:paragraph-rsid="00194500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Arial1" fo:font-size="14pt" fo:font-weight="bold" officeooo:paragraph-rsid="00194670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Arial1" fo:font-size="14pt" fo:font-weight="bold" officeooo:paragraph-rsid="001d478e" style:font-size-asian="14pt" style:font-weight-asian="bold" style:font-size-complex="14pt" style:font-weight-complex="bold"/>
    </style:style>
    <style:style style:name="P30" style:family="paragraph" style:parent-style-name="Standard">
      <style:text-properties style:font-name="Arial1" fo:font-size="14pt" fo:font-weight="bold" officeooo:paragraph-rsid="001d9db8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Arial1" fo:font-size="14pt" fo:font-weight="bold" officeooo:paragraph-rsid="001da3d6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Arial1" fo:font-size="14pt" fo:font-weight="bold" officeooo:paragraph-rsid="001fda1d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Arial1" fo:font-size="14pt" fo:font-weight="bold" officeooo:paragraph-rsid="00220282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Arial1" fo:font-size="14pt" fo:font-weight="bold" officeooo:paragraph-rsid="0024c99b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Arial1" fo:font-size="14pt" fo:font-weight="bold" officeooo:paragraph-rsid="002c4a0b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Arial1" fo:font-size="14pt" fo:font-weight="bold" officeooo:paragraph-rsid="002cdbe2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Arial1" fo:font-size="14pt" fo:font-weight="bold" officeooo:paragraph-rsid="002d2435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b4b6c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Arial1" fo:font-size="14pt" fo:font-weight="normal" officeooo:paragraph-rsid="00220282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Arial1" fo:font-size="14pt" fo:font-weight="normal" officeooo:paragraph-rsid="002304d6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font-name="Arial1" fo:font-size="14pt" fo:font-weight="normal" officeooo:paragraph-rsid="002c4a0b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Arial1" fo:font-size="14pt" fo:font-weight="normal" officeooo:paragraph-rsid="002d2435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14pt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Arial1" fo:font-size="14pt" officeooo:paragraph-rsid="001970ce" style:font-size-asian="14pt" style:font-size-complex="14pt"/>
    </style:style>
    <style:style style:name="P54" style:family="paragraph" style:parent-style-name="Standard">
      <style:text-properties officeooo:paragraph-rsid="000b1eee"/>
    </style:style>
    <style:style style:name="P55" style:family="paragraph" style:parent-style-name="Standard">
      <style:paragraph-properties fo:text-align="start" style:justify-single-word="false"/>
      <style:text-properties officeooo:paragraph-rsid="0015a154"/>
    </style:style>
    <style:style style:name="P56" style:family="paragraph" style:parent-style-name="Standard">
      <style:paragraph-properties fo:text-align="start" style:justify-single-word="false"/>
      <style:text-properties officeooo:paragraph-rsid="00178403"/>
    </style:style>
    <style:style style:name="P57" style:family="paragraph" style:parent-style-name="Standard">
      <style:paragraph-properties fo:text-align="start" style:justify-single-word="false"/>
      <style:text-properties officeooo:paragraph-rsid="00194500"/>
    </style:style>
    <style:style style:name="P58" style:family="paragraph" style:parent-style-name="Standard">
      <style:paragraph-properties fo:text-align="start" style:justify-single-word="false"/>
      <style:text-properties officeooo:paragraph-rsid="001d478e"/>
    </style:style>
    <style:style style:name="P59" style:family="paragraph" style:parent-style-name="Standard">
      <style:paragraph-properties fo:text-align="start" style:justify-single-word="false"/>
      <style:text-properties officeooo:paragraph-rsid="001d9db8"/>
    </style:style>
    <style:style style:name="P60" style:family="paragraph" style:parent-style-name="Standard">
      <style:text-properties officeooo:paragraph-rsid="0024c99b"/>
    </style:style>
    <style:style style:name="P61" style:family="paragraph" style:parent-style-name="Standard" style:list-style-name="L1">
      <style:text-properties style:font-name="Arial1" fo:font-size="14pt" officeooo:paragraph-rsid="00178403" style:font-size-asian="14pt" style:font-size-complex="14pt"/>
    </style:style>
    <style:style style:name="P62" style:family="paragraph" style:parent-style-name="Standard" style:list-style-name="L2">
      <style:text-properties style:font-name="Arial1" fo:font-size="14pt" officeooo:paragraph-rsid="000b1eee" style:font-size-asian="14pt" style:font-size-complex="14pt"/>
    </style:style>
    <style:style style:name="P63" style:family="paragraph" style:parent-style-name="Standard" style:list-style-name="L2">
      <style:text-properties style:font-name="Arial1" fo:font-size="14pt" officeooo:rsid="000b1eee" officeooo:paragraph-rsid="000b1eee" style:font-size-asian="14pt" style:font-size-complex="14pt"/>
    </style:style>
    <style:style style:name="P64" style:family="paragraph" style:parent-style-name="Standard" style:list-style-name="L3">
      <style:text-properties style:font-name="Arial1" fo:font-size="14pt" officeooo:paragraph-rsid="00178403" style:font-size-asian="14pt" style:font-size-complex="14pt"/>
    </style:style>
    <style:style style:name="P65" style:family="paragraph" style:parent-style-name="Standard" style:list-style-name="L4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66" style:family="paragraph" style:parent-style-name="Standard" style:list-style-name="L5">
      <style:text-properties style:font-name="Arial1" fo:font-size="14pt" fo:font-weight="normal" officeooo:paragraph-rsid="00178403" style:font-size-asian="14pt" style:font-weight-asian="normal" style:font-size-complex="14pt" style:font-weight-complex="normal"/>
    </style:style>
    <style:style style:name="P67" style:family="paragraph" style:parent-style-name="Standard" style:list-style-name="L7">
      <style:text-properties style:font-name="Arial1" fo:font-size="14pt" fo:font-weight="normal" officeooo:paragraph-rsid="000b1eee" style:font-size-asian="14pt" style:font-weight-asian="normal" style:font-size-complex="14pt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style:font-name="Arial1" fo:font-size="14pt" fo:font-weight="normal" officeooo:rsid="0015a154" officeooo:paragraph-rsid="00178403" style:font-size-asian="14pt" style:font-weight-asian="normal" style:font-size-complex="14pt" style:font-weight-complex="normal"/>
    </style:style>
    <style:style style:name="P69" style:family="paragraph" style:parent-style-name="Standard" style:list-style-name="L9">
      <style:paragraph-properties fo:text-align="start" style:justify-single-word="false"/>
      <style:text-properties style:font-name="Arial1" fo:font-size="14pt" fo:font-weight="normal" officeooo:rsid="0015a154" officeooo:paragraph-rsid="0015a154" style:font-size-asian="14pt" style:font-weight-asian="normal" style:font-size-complex="14pt" style:font-weight-complex="normal"/>
    </style:style>
    <style:style style:name="P70" style:family="paragraph" style:parent-style-name="Standard" style:list-style-name="L10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71" style:family="paragraph" style:parent-style-name="Standard" style:list-style-name="L11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72" style:family="paragraph" style:parent-style-name="Standard" style:list-style-name="L12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73" style:family="paragraph" style:parent-style-name="Standard" style:list-style-name="L13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74" style:family="paragraph" style:parent-style-name="Standard" style:list-style-name="L14">
      <style:paragraph-properties fo:text-align="start" style:justify-single-word="false"/>
      <style:text-properties style:font-name="Arial1" fo:font-size="14pt" fo:font-weight="normal" officeooo:rsid="00178403" officeooo:paragraph-rsid="00178403" style:font-size-asian="14pt" style:font-weight-asian="normal" style:font-size-complex="14pt" style:font-weight-complex="normal"/>
    </style:style>
    <style:style style:name="P75" style:family="paragraph" style:parent-style-name="Standard" style:list-style-name="L15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76" style:family="paragraph" style:parent-style-name="Standard" style:list-style-name="L16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77" style:family="paragraph" style:parent-style-name="Standard" style:list-style-name="L17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78" style:family="paragraph" style:parent-style-name="Standard" style:list-style-name="L18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79" style:family="paragraph" style:parent-style-name="Standard" style:list-style-name="L19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80" style:family="paragraph" style:parent-style-name="Standard" style:list-style-name="L20">
      <style:paragraph-properties fo:text-align="start" style:justify-single-word="false"/>
      <style:text-properties style:font-name="Arial1" fo:font-size="14pt" fo:font-weight="normal" officeooo:rsid="00178403" officeooo:paragraph-rsid="00194500" style:font-size-asian="14pt" style:font-weight-asian="normal" style:font-size-complex="14pt" style:font-weight-complex="normal"/>
    </style:style>
    <style:style style:name="P81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70ce" style:font-size-asian="14pt" style:font-weight-asian="normal" style:font-size-complex="14pt" style:font-weight-complex="normal"/>
    </style:style>
    <style:style style:name="P82" style:family="paragraph" style:parent-style-name="Standard" style:list-style-name="L21">
      <style:paragraph-properties fo:text-align="start" style:justify-single-word="false"/>
      <style:text-properties style:font-name="Arial1" fo:font-size="14pt" fo:font-weight="normal" officeooo:rsid="00178403" officeooo:paragraph-rsid="00194670" style:font-size-asian="14pt" style:font-weight-asian="normal" style:font-size-complex="14pt" style:font-weight-complex="normal"/>
    </style:style>
    <style:style style:name="P83" style:family="paragraph" style:parent-style-name="Standard" style:list-style-name="L23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84" style:family="paragraph" style:parent-style-name="Standard" style:list-style-name="L24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85" style:family="paragraph" style:parent-style-name="Standard" style:list-style-name="L25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86" style:family="paragraph" style:parent-style-name="Standard" style:list-style-name="L26">
      <style:paragraph-properties fo:text-align="start" style:justify-single-word="false"/>
      <style:text-properties style:font-name="Arial1" fo:font-size="14pt" fo:font-weight="normal" officeooo:rsid="00178403" officeooo:paragraph-rsid="001d478e" style:font-size-asian="14pt" style:font-weight-asian="normal" style:font-size-complex="14pt" style:font-weight-complex="normal"/>
    </style:style>
    <style:style style:name="P87" style:family="paragraph" style:parent-style-name="Standard" style:list-style-name="L27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88" style:family="paragraph" style:parent-style-name="Standard" style:list-style-name="L28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89" style:family="paragraph" style:parent-style-name="Standard" style:list-style-name="L29">
      <style:paragraph-properties fo:text-align="start" style:justify-single-word="false"/>
      <style:text-properties style:font-name="Arial1" fo:font-size="14pt" fo:font-weight="normal" officeooo:rsid="00178403" officeooo:paragraph-rsid="001d9db8" style:font-size-asian="14pt" style:font-weight-asian="normal" style:font-size-complex="14pt" style:font-weight-complex="normal"/>
    </style:style>
    <style:style style:name="P90" style:family="paragraph" style:parent-style-name="Standard" style:list-style-name="L30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91" style:family="paragraph" style:parent-style-name="Standard" style:list-style-name="L31">
      <style:paragraph-properties fo:text-align="start" style:justify-single-word="false"/>
      <style:text-properties style:font-name="Arial1" fo:font-size="14pt" fo:font-weight="normal" officeooo:rsid="00178403" officeooo:paragraph-rsid="001da3d6" style:font-size-asian="14pt" style:font-weight-asian="normal" style:font-size-complex="14pt" style:font-weight-complex="normal"/>
    </style:style>
    <style:style style:name="P92" style:family="paragraph" style:parent-style-name="Standard" style:list-style-name="L32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93" style:family="paragraph" style:parent-style-name="Standard" style:list-style-name="L33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94" style:family="paragraph" style:parent-style-name="Standard" style:list-style-name="L34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95" style:family="paragraph" style:parent-style-name="Standard" style:list-style-name="L35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96" style:family="paragraph" style:parent-style-name="Standard" style:list-style-name="L36">
      <style:paragraph-properties fo:text-align="start" style:justify-single-word="false"/>
      <style:text-properties style:font-name="Arial1" fo:font-size="14pt" fo:font-weight="normal" officeooo:rsid="00178403" officeooo:paragraph-rsid="001fda1d" style:font-size-asian="14pt" style:font-weight-asian="normal" style:font-size-complex="14pt" style:font-weight-complex="normal"/>
    </style:style>
    <style:style style:name="P97" style:family="paragraph" style:parent-style-name="Standard" style:list-style-name="L37">
      <style:text-properties style:font-name="Arial1" fo:font-size="14pt" fo:font-weight="normal" officeooo:paragraph-rsid="00220282" style:font-size-asian="14pt" style:font-weight-asian="normal" style:font-size-complex="14pt" style:font-weight-complex="normal"/>
    </style:style>
    <style:style style:name="P98" style:family="paragraph" style:parent-style-name="Standard" style:list-style-name="L38">
      <style:paragraph-properties fo:text-align="start" style:justify-single-word="false"/>
      <style:text-properties style:font-name="Arial1" fo:font-size="14pt" fo:font-weight="normal" officeooo:paragraph-rsid="00220282" style:font-size-asian="14pt" style:font-weight-asian="normal" style:font-size-complex="14pt" style:font-weight-complex="normal"/>
    </style:style>
    <style:style style:name="P99" style:family="paragraph" style:parent-style-name="Standard" style:list-style-name="L39">
      <style:text-properties style:font-name="Arial1" fo:font-size="14pt" fo:font-weight="normal" officeooo:paragraph-rsid="00220282" style:font-size-asian="14pt" style:font-weight-asian="normal" style:font-size-complex="14pt" style:font-weight-complex="normal"/>
    </style:style>
    <style:style style:name="P100" style:family="paragraph" style:parent-style-name="Standard" style:list-style-name="L40">
      <style:text-properties style:font-name="Arial1" fo:font-size="14pt" fo:font-weight="normal" officeooo:paragraph-rsid="002304d6" style:font-size-asian="14pt" style:font-weight-asian="normal" style:font-size-complex="14pt" style:font-weight-complex="normal"/>
    </style:style>
    <style:style style:name="P101" style:family="paragraph" style:parent-style-name="Standard" style:list-style-name="L40">
      <style:text-properties style:font-name="Arial1" fo:font-size="14pt" fo:font-weight="normal" officeooo:paragraph-rsid="002c4a0b" style:font-size-asian="14pt" style:font-weight-asian="normal" style:font-size-complex="14pt" style:font-weight-complex="normal"/>
    </style:style>
    <style:style style:name="P102" style:family="paragraph" style:parent-style-name="Standard" style:list-style-name="L41">
      <style:text-properties style:font-name="Arial1" fo:font-size="14pt" fo:font-weight="normal" officeooo:paragraph-rsid="0024c99b" style:font-size-asian="14pt" style:font-weight-asian="normal" style:font-size-complex="14pt" style:font-weight-complex="normal"/>
    </style:style>
    <style:style style:name="P103" style:family="paragraph" style:parent-style-name="Standard" style:list-style-name="L42">
      <style:text-properties style:font-name="Arial1" fo:font-size="14pt" fo:font-weight="normal" officeooo:paragraph-rsid="0024c99b" style:font-size-asian="14pt" style:font-weight-asian="normal" style:font-size-complex="14pt" style:font-weight-complex="normal"/>
    </style:style>
    <style:style style:name="P104" style:family="paragraph" style:parent-style-name="Standard" style:list-style-name="L43">
      <style:text-properties style:font-name="Arial1" fo:font-size="14pt" fo:font-weight="normal" officeooo:paragraph-rsid="0024c99b" style:font-size-asian="14pt" style:font-weight-asian="normal" style:font-size-complex="14pt" style:font-weight-complex="normal"/>
    </style:style>
    <style:style style:name="P105" style:family="paragraph" style:parent-style-name="Standard" style:list-style-name="L44">
      <style:text-properties style:font-name="Arial1" fo:font-size="14pt" fo:font-weight="normal" officeooo:paragraph-rsid="0024c99b" style:font-size-asian="14pt" style:font-weight-asian="normal" style:font-size-complex="14pt" style:font-weight-complex="normal"/>
    </style:style>
    <style:style style:name="P106" style:family="paragraph" style:parent-style-name="Standard" style:list-style-name="L45">
      <style:text-properties style:font-name="Arial1" fo:font-size="14pt" fo:font-weight="normal" officeooo:paragraph-rsid="002c4a0b" style:font-size-asian="14pt" style:font-weight-asian="normal" style:font-size-complex="14pt" style:font-weight-complex="normal"/>
    </style:style>
    <style:style style:name="P107" style:family="paragraph" style:parent-style-name="Standard" style:list-style-name="L46">
      <style:text-properties style:font-name="Arial1" fo:font-size="14pt" fo:font-weight="normal" officeooo:paragraph-rsid="002c4a0b" style:font-size-asian="14pt" style:font-weight-asian="normal" style:font-size-complex="14pt" style:font-weight-complex="normal"/>
    </style:style>
    <style:style style:name="P108" style:family="paragraph" style:parent-style-name="Standard" style:list-style-name="L47">
      <style:text-properties style:font-name="Arial1" fo:font-size="14pt" fo:font-weight="normal" officeooo:paragraph-rsid="002d2435" style:font-size-asian="14pt" style:font-weight-asian="normal" style:font-size-complex="14pt" style:font-weight-complex="normal"/>
    </style:style>
    <style:style style:name="P109" style:family="paragraph" style:parent-style-name="Standard" style:list-style-name="L48">
      <style:text-properties style:font-name="Arial1" fo:font-size="14pt" fo:font-weight="normal" officeooo:paragraph-rsid="002d2435" style:font-size-asian="14pt" style:font-weight-asian="normal" style:font-size-complex="14pt" style:font-weight-complex="normal"/>
    </style:style>
    <style:style style:name="P110" style:family="paragraph" style:parent-style-name="Standard" style:list-style-name="L49">
      <style:text-properties style:font-name="Arial1" fo:font-size="14pt" fo:font-weight="normal" officeooo:paragraph-rsid="002d2435" style:font-size-asian="14pt" style:font-weight-asian="normal" style:font-size-complex="14pt" style:font-weight-complex="normal"/>
    </style:style>
    <style:style style:name="P111" style:family="paragraph" style:parent-style-name="Standard" style:list-style-name="L50">
      <style:text-properties style:font-name="Arial1" fo:font-size="14pt" fo:font-weight="normal" officeooo:paragraph-rsid="002cdbe2" style:font-size-asian="14pt" style:font-weight-asian="normal" style:font-size-complex="14pt" style:font-weight-complex="normal"/>
    </style:style>
    <style:style style:name="P112" style:family="paragraph" style:parent-style-name="Standard" style:list-style-name="L51">
      <style:text-properties style:font-name="Arial1" fo:font-size="14pt" fo:font-weight="normal" officeooo:paragraph-rsid="002cdbe2" style:font-size-asian="14pt" style:font-weight-asian="normal" style:font-size-complex="14pt" style:font-weight-complex="normal"/>
    </style:style>
    <style:style style:name="P113" style:family="paragraph" style:parent-style-name="Standard">
      <style:text-properties style:font-name="Arial1" fo:font-size="14pt" fo:font-weight="normal" officeooo:paragraph-rsid="002c4a0b" style:font-size-asian="14pt" style:font-weight-asian="normal" style:font-size-complex="14pt" style:font-weight-complex="normal"/>
    </style:style>
    <style:style style:name="P114" style:family="paragraph" style:parent-style-name="Standard">
      <style:text-properties style:font-name="Arial1" fo:font-size="14pt" fo:font-weight="normal" officeooo:paragraph-rsid="002d8747" style:font-size-asian="14pt" style:font-weight-asian="normal" style:font-size-complex="14pt" style:font-weight-complex="normal"/>
    </style:style>
    <style:style style:name="P115" style:family="paragraph" style:parent-style-name="Standard">
      <style:text-properties style:font-name="Arial1" fo:font-size="14pt" fo:font-weight="bold" officeooo:paragraph-rsid="002d2435" style:font-size-asian="14pt" style:font-weight-asian="bold" style:font-size-complex="14pt" style:font-weight-complex="bold"/>
    </style:style>
    <style:style style:name="P116" style:family="paragraph" style:parent-style-name="Standard">
      <style:text-properties style:font-name="Arial1" fo:font-size="14pt" fo:font-weight="bold" officeooo:paragraph-rsid="002cdbe2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text-align="center" style:justify-single-word="false"/>
      <style:text-properties style:font-name="Arial1" fo:font-size="14pt" fo:font-weight="bold" officeooo:rsid="00178403" officeooo:paragraph-rsid="002d8747" style:font-size-asian="14pt" style:font-weight-asian="bold" style:font-size-complex="14pt" style:font-weight-complex="bold"/>
    </style:style>
    <style:style style:name="P118" style:family="paragraph" style:parent-style-name="Standard">
      <style:text-properties style:font-name="Arial1" fo:font-size="14pt" fo:font-weight="bold" officeooo:paragraph-rsid="002d8747" style:font-size-asian="14pt" style:font-weight-asian="bold" style:font-size-complex="14pt" style:font-weight-complex="bold"/>
    </style:style>
    <style:style style:name="P119" style:family="paragraph" style:parent-style-name="Standard" style:list-style-name="L6">
      <style:text-properties officeooo:paragraph-rsid="000b1eee"/>
    </style:style>
    <style:style style:name="P120" style:family="paragraph" style:parent-style-name="Standard" style:list-style-name="L11">
      <style:paragraph-properties fo:text-align="start" style:justify-single-word="false"/>
      <style:text-properties officeooo:paragraph-rsid="00178403"/>
    </style:style>
    <style:style style:name="P121" style:family="paragraph" style:parent-style-name="Standard" style:list-style-name="L18">
      <style:paragraph-properties fo:text-align="start" style:justify-single-word="false"/>
      <style:text-properties officeooo:paragraph-rsid="00194670"/>
    </style:style>
    <style:style style:name="P122" style:family="paragraph" style:parent-style-name="Standard" style:list-style-name="L22">
      <style:paragraph-properties fo:text-align="start" style:justify-single-word="false"/>
      <style:text-properties officeooo:paragraph-rsid="001b4b6c"/>
    </style:style>
    <style:style style:name="P123" style:family="paragraph" style:parent-style-name="Standard" style:list-style-name="L25">
      <style:paragraph-properties fo:text-align="start" style:justify-single-word="false"/>
      <style:text-properties officeooo:paragraph-rsid="001d478e"/>
    </style:style>
    <style:style style:name="P124" style:family="paragraph" style:parent-style-name="Standard" style:list-style-name="L29">
      <style:paragraph-properties fo:text-align="start" style:justify-single-word="false"/>
      <style:text-properties officeooo:paragraph-rsid="001d9db8"/>
    </style:style>
    <style:style style:name="P125" style:family="paragraph" style:parent-style-name="Standard" style:list-style-name="L34">
      <style:paragraph-properties fo:text-align="start" style:justify-single-word="false"/>
      <style:text-properties officeooo:paragraph-rsid="001fda1d"/>
    </style:style>
    <style:style style:name="P126" style:family="paragraph" style:parent-style-name="Standard" style:list-style-name="L36">
      <style:paragraph-properties fo:text-align="start" style:justify-single-word="false"/>
      <style:text-properties officeooo:paragraph-rsid="001fda1d"/>
    </style:style>
    <style:style style:name="P127" style:family="paragraph" style:parent-style-name="Standard" style:list-style-name="L38">
      <style:paragraph-properties fo:text-align="start" style:justify-single-word="false"/>
      <style:text-properties officeooo:paragraph-rsid="00220282"/>
    </style:style>
    <style:style style:name="P128" style:family="paragraph" style:parent-style-name="Standard" style:list-style-name="L42">
      <style:text-properties officeooo:paragraph-rsid="0024c99b"/>
    </style:style>
    <style:style style:name="P129" style:family="paragraph" style:parent-style-name="Standard" style:list-style-name="L46">
      <style:text-properties officeooo:paragraph-rsid="002c4a0b"/>
    </style:style>
    <style:style style:name="P130" style:family="paragraph" style:parent-style-name="Standard" style:list-style-name="L49">
      <style:text-properties officeooo:paragraph-rsid="002d2435"/>
    </style:style>
    <style:style style:name="P131" style:family="paragraph" style:parent-style-name="Standard" style:list-style-name="L51">
      <style:text-properties officeooo:paragraph-rsid="002cdbe2"/>
    </style:style>
    <style:style style:name="P132" style:family="paragraph" style:parent-style-name="Standard" style:list-style-name="L52">
      <style:text-properties officeooo:paragraph-rsid="002d8747"/>
    </style:style>
    <style:style style:name="P133" style:family="paragraph" style:parent-style-name="Standard" style:list-style-name="L53">
      <style:text-properties officeooo:paragraph-rsid="002d8747"/>
    </style:style>
    <style:style style:name="P134" style:family="paragraph" style:parent-style-name="Standard" style:list-style-name="L54">
      <style:text-properties officeooo:paragraph-rsid="002d8747"/>
    </style:style>
    <style:style style:name="P135" style:family="paragraph" style:parent-style-name="Standard" style:list-style-name="L54">
      <style:text-properties officeooo:paragraph-rsid="002e7c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8403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1eee"/>
    </style:style>
    <style:style style:name="T5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Arial1" fo:font-size="14pt" fo:font-weight="normal" officeooo:rsid="000b1eee" style:font-size-asian="14pt" style:font-weight-asian="normal" style:font-size-complex="14pt" style:font-weight-complex="normal"/>
    </style:style>
    <style:style style:name="T7" style:family="text">
      <style:text-properties style:font-name="Arial1" fo:font-size="14pt" fo:font-weight="normal" officeooo:rsid="0015a154" style:font-size-asian="14pt" style:font-weight-asian="normal" style:font-size-complex="14pt" style:font-weight-complex="normal"/>
    </style:style>
    <style:style style:name="T8" style:family="text">
      <style:text-properties style:font-name="Arial1" fo:font-size="14pt" fo:font-weight="normal" officeooo:rsid="00178403" style:font-size-asian="14pt" style:font-weight-asian="normal" style:font-size-complex="14pt" style:font-weight-complex="normal"/>
    </style:style>
    <style:style style:name="T9" style:family="text">
      <style:text-properties style:font-name="Arial1" fo:font-size="14pt" fo:font-weight="normal" officeooo:rsid="001b4b6c" style:font-size-asian="14pt" style:font-weight-asian="normal" style:font-size-complex="14pt" style:font-weight-complex="normal"/>
    </style:style>
    <style:style style:name="T10" style:family="text">
      <style:text-properties style:font-name="Arial1" fo:font-size="14pt" fo:font-weight="normal" officeooo:rsid="001d478e" style:font-size-asian="14pt" style:font-weight-asian="normal" style:font-size-complex="14pt" style:font-weight-complex="normal"/>
    </style:style>
    <style:style style:name="T11" style:family="text">
      <style:text-properties style:font-name="Arial1" fo:font-size="14pt" fo:font-weight="normal" officeooo:rsid="001d9db8" style:font-size-asian="14pt" style:font-weight-asian="normal" style:font-size-complex="14pt" style:font-weight-complex="normal"/>
    </style:style>
    <style:style style:name="T12" style:family="text">
      <style:text-properties style:font-name="Arial1" fo:font-size="14pt" fo:font-weight="normal" officeooo:rsid="001fda1d" style:font-size-asian="14pt" style:font-weight-asian="normal" style:font-size-complex="14pt" style:font-weight-complex="normal"/>
    </style:style>
    <style:style style:name="T13" style:family="text">
      <style:text-properties style:font-name="Arial1" fo:font-size="14pt" fo:font-weight="normal" officeooo:rsid="0024c99b" style:font-size-asian="14pt" style:font-weight-asian="normal" style:font-size-complex="14pt" style:font-weight-complex="normal"/>
    </style:style>
    <style:style style:name="T14" style:family="text">
      <style:text-properties style:font-name="Arial1" fo:font-size="14pt" fo:font-weight="normal" officeooo:rsid="002cdbe2" style:font-size-asian="14pt" style:font-weight-asian="normal" style:font-size-complex="14pt" style:font-weight-complex="normal"/>
    </style:style>
    <style:style style:name="T15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Arial1" fo:font-size="14pt" fo:font-weight="bold" officeooo:rsid="0015a154" style:font-size-asian="14pt" style:font-weight-asian="bold" style:font-size-complex="14pt" style:font-weight-complex="bold"/>
    </style:style>
    <style:style style:name="T17" style:family="text">
      <style:text-properties style:font-name="Arial1" fo:font-size="14pt" fo:font-weight="bold" officeooo:rsid="00178403" style:font-size-asian="14pt" style:font-weight-asian="bold" style:font-size-complex="14pt" style:font-weight-complex="bold"/>
    </style:style>
    <style:style style:name="T18" style:family="text">
      <style:text-properties style:font-name="Arial1" fo:font-size="14pt" fo:language="en" fo:country="US" fo:font-weight="normal" officeooo:rsid="000b1eee" style:font-size-asian="14pt" style:font-weight-asian="normal" style:font-size-complex="14pt" style:font-weight-complex="normal"/>
    </style:style>
    <style:style style:name="T19" style:family="text">
      <style:text-properties officeooo:rsid="00194500"/>
    </style:style>
    <style:style style:name="T20" style:family="text">
      <style:text-properties officeooo:rsid="00194670"/>
    </style:style>
    <style:style style:name="T21" style:family="text">
      <style:text-properties officeooo:rsid="001970ce"/>
    </style:style>
    <style:style style:name="T22" style:family="text">
      <style:text-properties officeooo:rsid="001b4b6c"/>
    </style:style>
    <style:style style:name="T23" style:family="text">
      <style:text-properties officeooo:rsid="001d478e"/>
    </style:style>
    <style:style style:name="T24" style:family="text">
      <style:text-properties officeooo:rsid="001d9db8"/>
    </style:style>
    <style:style style:name="T25" style:family="text">
      <style:text-properties officeooo:rsid="001fda1d"/>
    </style:style>
    <style:style style:name="T26" style:family="text">
      <style:text-properties officeooo:rsid="0024c99b"/>
    </style:style>
    <style:style style:name="T27" style:family="text">
      <style:text-properties officeooo:rsid="00261c5b"/>
    </style:style>
    <style:style style:name="T28" style:family="text">
      <style:text-properties officeooo:rsid="002c4a0b"/>
    </style:style>
    <style:style style:name="T29" style:family="text">
      <style:text-properties officeooo:rsid="002cdbe2"/>
    </style:style>
    <style:style style:name="T30" style:family="text">
      <style:text-properties officeooo:rsid="002d2435"/>
    </style:style>
    <style:style style:name="T31" style:family="text">
      <style:text-properties officeooo:rsid="002d874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.06.25</text:p>
      <text:p text:style-name="P26"/>
      <text:p text:style-name="P26">Ситуация:</text:p>
      <text:list text:style-name="L1">
        <text:list-item>
          <text:p text:style-name="P61">После изменения файла /etc/systemd/logind.conf и перезапуска службы получил чёрный экран — система не загружала графическую оболочку.</text:p>
        </text:list-item>
      </text:list>
      <text:p text:style-name="P26">Действия:</text:p>
      <text:list text:style-name="L2">
        <text:list-item>
          <text:p text:style-name="P62">Перешёл в tty-терминал (Ctrl + Alt + F5<text:span text:style-name="T4">(hp)</text:span>)<text:span text:style-name="T4">(F3-F6)</text:span></text:p>
        </text:list-item>
        <text:list-item>
          <text:p text:style-name="P63">Открыл файл через <text:span text:style-name="T3">nano (nano /etc/systemd/logind.conf)</text:span></text:p>
        </text:list-item>
        <text:list-item>
          <text:p text:style-name="P62">Восстановил настройки файла.</text:p>
        </text:list-item>
        <text:list-item>
          <text:p text:style-name="P62">Перезапустил службу и систему, графика вернулась.</text:p>
        </text:list-item>
      </text:list>
      <text:p text:style-name="P26">Вывод:</text:p>
      <text:list text:style-name="L3">
        <text:list-item>
          <text:p text:style-name="P64">tty — надёжный способ восстановления, если графика "упала".</text:p>
        </text:list-item>
      </text:list>
      <text:p text:style-name="P2">Дополнение:</text:p>
      <text:list text:style-name="L4">
        <text:list-item>
          <text:p text:style-name="P65">Перезапуска службы делать не нужно, ломается графика, нужно делать перезапуск всей системы <text:span text:style-name="T2">sudo reboot</text:span></text:p>
        </text:list-item>
      </text:list>
      <text:p text:style-name="P2"/>
      <text:p text:style-name="P2">-------------------------------------------------------------------------------------------------------</text:p>
      <text:p text:style-name="P38"/>
      <text:p text:style-name="P1">21.06.25</text:p>
      <text:p text:style-name="P26"/>
      <text:p text:style-name="P26">Тема:</text:p>
      <text:list text:style-name="L5">
        <text:list-item>
          <text:p text:style-name="P66">Установка локальных .deb-пакетов через терминал (на примере Google Chrome).</text:p>
        </text:list-item>
      </text:list>
      <text:p text:style-name="P26">Шаги:</text:p>
      <text:list text:style-name="L6">
        <text:list-item>
          <text:p text:style-name="P119"><text:span text:style-name="T5">cd ~/Downloads — переход в папку загрузок (</text:span><text:span text:style-name="T15">~/</text:span><text:span text:style-name="T5"> - домашний каталог).</text:span></text:p>
        </text:list-item>
        <text:list-item>
          <text:p text:style-name="P119"><text:span text:style-name="T15">ls</text:span><text:span text:style-name="T5"> google-chrome*.deb — убедиться, что файл есть.</text:span></text:p>
        </text:list-item>
        <text:list-item>
          <text:p text:style-name="P119"><text:span text:style-name="T5">sudo apt install ./google-chrome-stable_current_amd64.deb — установка файла.</text:span><text:span text:style-name="T18">(</text:span><text:span text:style-name="T15">./</text:span><text:span text:style-name="T5"> - указывает apt на файл в текущей папке, а не </text:span><text:span text:style-name="T6">поиск </text:span><text:span text:style-name="T5">в репозитории.</text:span><text:span text:style-name="T6">)</text:span></text:p>
        </text:list-item>
      </text:list>
      <text:p text:style-name="P2">Комментарий:</text:p>
      <text:list text:style-name="L7">
        <text:list-item>
          <text:p text:style-name="P67">./ всегда нужен для установки локальных пакетов.</text:p>
        </text:list-item>
        <text:list-item>
          <text:p text:style-name="P67">~/Downloads — быстрая команда для перехода в загрузки пользователя.</text:p>
        </text:list-item>
      </text:list>
      <text:p text:style-name="P54"><text:span text:style-name="T5"/></text:p>
      <text:p text:style-name="P2">-------------------------------------------------------------------------------------------------------</text:p>
      <text:p text:style-name="P54"><text:span text:style-name="T15"/></text:p>
      <text:p text:style-name="P3">26.06.25</text:p>
      <text:p text:style-name="P3"/>
      <text:p text:style-name="P4">Тема:</text:p>
      <text:list text:style-name="L8">
        <text:list-item>
          <text:p text:style-name="P68">Полезные горячие клавиши VirtualBox</text:p>
        </text:list-item>
      </text:list>
      <text:p text:style-name="P55"><text:span text:style-name="T7"><text:line-break/>Host Key — по умолчанию это Right Ctrl (Правая Ctrl), если не </text:span><text:soft-page-break/><text:span text:style-name="T7">переопределено в настройках.<text:line-break/></text:span><text:span text:style-name="T16">Основные комбинации:</text:span></text:p>
      <text:list text:style-name="L9">
        <text:list-item>
          <text:p text:style-name="P69">Host Key + Q — открыть окно завершения работы виртуальной машины<text:line-break/>(можно выбрать Save State, Power Off, Send the shutdown signal)</text:p>
        </text:list-item>
        <text:list-item>
          <text:p text:style-name="P69">Host Key + F — переход в/из полноэкранного режима<text:line-break/>(Full screen mode)</text:p>
        </text:list-item>
        <text:list-item>
          <text:p text:style-name="P69">Host Key + L — захват мыши<text:line-break/>(Mouse integration toggle)</text:p>
        </text:list-item>
        <text:list-item>
          <text:p text:style-name="P69">Host Key + C — переключение режима масштабирования<text:line-break/>(Scaled mode)</text:p>
        </text:list-item>
        <text:list-item>
          <text:p text:style-name="P69">Host Key + Home — открыть виртуальное меню управления (VirtualBox menu bar)<text:line-break/>(удобно в полноэкранном режиме)</text:p>
        </text:list-item>
        <text:list-item>
          <text:p text:style-name="P69">Host Key (нажать один раз) — “освободить” мышь и клавиатуру из виртуальной машины обратно в основную ОС</text:p>
        </text:list-item>
      </text:list>
      <text:p text:style-name="P39"/>
      <text:p text:style-name="P5">-------------------------------------------------------------------------------------------------------</text:p>
      <text:p text:style-name="P6"/>
      <text:p text:style-name="P6">28.06.25</text:p>
      <text:p text:style-name="P40"/>
      <text:p text:style-name="P17">Тема:</text:p>
      <text:list text:style-name="L10">
        <text:list-item>
          <text:p text:style-name="P70">Проверка и настройка гибернации в Linux</text:p>
        </text:list-item>
      </text:list>
      <text:p text:style-name="P40"/>
      <text:p text:style-name="P17">Порядок действий:</text:p>
      <text:list text:style-name="L11">
        <text:list-item>
          <text:p text:style-name="P71">Убедиться, что swap ≥ RAM:</text:p>
        </text:list-item>
        <text:list-item>
          <text:p text:style-name="P71">bash:</text:p>
          <text:list>
            <text:list-item>
              <text:p text:style-name="P71">swapon —show</text:p>
            </text:list-item>
            <text:list-item>
              <text:p text:style-name="P71">free -h</text:p>
            </text:list-item>
          </text:list>
        </text:list-item>
        <text:list-item>
          <text:p text:style-name="P71">Проверить наличие и правильность параметра resume:</text:p>
          <text:list>
            <text:list-item>
              <text:p text:style-name="P71">bash:</text:p>
              <text:list>
                <text:list-item>
                  <text:p text:style-name="P71">cat /proc/cmdline(должен быть resume=UUID=…)</text:p>
                </text:list-item>
              </text:list>
            </text:list-item>
          </text:list>
        </text:list-item>
        <text:list-item>
          <text:p text:style-name="P71">Проверить наличие swap в fstab:</text:p>
          <text:list>
            <text:list-item>
              <text:p text:style-name="P71">bash</text:p>
              <text:list>
                <text:list-item>
                  <text:p text:style-name="P71">/swap.img none swap sw 0 0</text:p>
                </text:list-item>
              </text:list>
            </text:list-item>
          </text:list>
        </text:list-item>
        <text:list-item>
          <text:p text:style-name="P120"><text:span text:style-name="T17">Ключевой шаг</text:span><text:span text:style-name="T8"> — посмотреть, поддерживает ли система гибернацию:</text:span></text:p>
          <text:list>
            <text:list-item>
              <text:p text:style-name="P71">bash</text:p>
              <text:list>
                <text:list-item>
                  <text:p text:style-name="P120"><text:span text:style-name="T8">cat /sys/power/state - Если в выводе есть </text:span><text:span text:style-name="T17">disk</text:span><text:span text:style-name="T8"> — гибернация поддерживается.Если только freeze mem — гибернация невозможна в текущем окружении.</text:span></text:p>
                </text:list-item>
              </text:list>
            </text:list-item>
          </text:list>
        </text:list-item>
        <text:list-item>
          <text:p text:style-name="P71">Если “disk” отсутствует:</text:p>
          <text:list>
            <text:list-item>
              <text:p text:style-name="P71">Проверяю настройки BIOS/UEFI (ACPI, Sleep State, Hibernate, Secure Boot).</text:p>
            </text:list-item>
            <text:list-item>
              <text:p text:style-name="P71">Могу попробовать другое ядро или дистрибутив.</text:p>
            </text:list-item>
            <text:list-item>
              <text:p text:style-name="P71"><text:soft-page-break/>В крайнем случае, использую только режим Sleep (suspend) или Hybrid-sleep.</text:p>
            </text:list-item>
          </text:list>
        </text:list-item>
      </text:list>
      <text:p text:style-name="P56"><text:span text:style-name="T8"/></text:p>
      <text:p text:style-name="P17">Вывод:</text:p>
      <text:list text:style-name="L12">
        <text:list-item>
          <text:p text:style-name="P72">Гибернация в Linux работает только если ядро и железо поддерживают режим “disk”.</text:p>
        </text:list-item>
        <text:list-item>
          <text:p text:style-name="P72">Если его нет — настройка невозможна ни через swap, ни через grub.</text:p>
        </text:list-item>
      </text:list>
      <text:p text:style-name="P40"/>
      <text:p text:style-name="P27">-------------------------------------------------------------------------------------------------------</text:p>
      <text:p text:style-name="P7"/>
      <text:p text:style-name="P7"><text:span text:style-name="T19">30</text:span>.06.25</text:p>
      <text:p text:style-name="P18"/>
      <text:p text:style-name="P18">Тема:</text:p>
      <text:list text:style-name="L13">
        <text:list-item>
          <text:p text:style-name="P73">Организация файлов VPN-клиента в Linux</text:p>
        </text:list-item>
      </text:list>
      <text:p text:style-name="P17">Задача:</text:p>
      <text:list text:style-name="L14">
        <text:list-item>
          <text:p text:style-name="P74">Навести порядок в домашней директории, скрыть чувствительные файлы OpenVPN-клиента (ключи, конфиги).</text:p>
        </text:list-item>
      </text:list>
      <text:p text:style-name="P18">Действия:</text:p>
      <text:list text:style-name="L15">
        <text:list-item>
          <text:p text:style-name="P75">Создал скрытую папку для ключей и конфигов VPN:</text:p>
        </text:list-item>
        <text:list-item>
          <text:p text:style-name="P75">bash</text:p>
          <text:list>
            <text:list-item>
              <text:p text:style-name="P75">mkdir ~/.vpn</text:p>
            </text:list-item>
            <text:list-item>
              <text:p text:style-name="P75">mv ~/client.conf ~/client.key ~/client.pub ~/.vpn/</text:p>
            </text:list-item>
          </text:list>
        </text:list-item>
        <text:list-item>
          <text:p text:style-name="P75">Теперь все ключи и конфиги хранятся в ~/.vpn (начало с точки делает папку скрытой).</text:p>
        </text:list-item>
        <text:list-item>
          <text:p text:style-name="P75">В файловом менеджере для отображения скрытых файлов и папок используешь сочетание клавиш Ctrl+H.</text:p>
        </text:list-item>
      </text:list>
      <text:p text:style-name="P57"><text:span text:style-name="T8"/></text:p>
      <text:p text:style-name="P27">-------------------------------------------------------------------------------------------------------</text:p>
      <text:p text:style-name="P7"/>
      <text:p text:style-name="P7"><text:span text:style-name="T20">03.07</text:span>.25</text:p>
      <text:p text:style-name="P18"/>
      <text:p text:style-name="P18">Тема:</text:p>
      <text:list text:style-name="L16">
        <text:list-item>
          <text:p text:style-name="P76">Базовые команды tmux (управление терминальными сессиями)</text:p>
        </text:list-item>
      </text:list>
      <text:p text:style-name="P18"/>
      <text:p text:style-name="P18">Описание:</text:p>
      <text:list text:style-name="L17">
        <text:list-item>
          <text:p text:style-name="P77">tmux — это менеджер терминальных сессий. Позволяет запускать несколько окон и панелей в одном терминале, отсоединяться и возвращаться к ним, работать с сервером без риска потерять сессию.</text:p>
        </text:list-item>
      </text:list>
      <text:p text:style-name="P41"/>
      <text:p text:style-name="P18">Основные команды tmux:</text:p>
      <text:list text:style-name="L18">
        <text:list-item>
          <text:p text:style-name="P78">Запустить новую сессию:</text:p>
          <text:list>
            <text:list-item>
              <text:p text:style-name="P78">tmux или с именем: tmux new -s имя</text:p>
            </text:list-item>
          </text:list>
        </text:list-item>
        <text:list-item>
          <text:p text:style-name="P78">Показать список сессий:</text:p>
          <text:list>
            <text:list-item>
              <text:p text:style-name="P121"><text:soft-page-break/><text:span text:style-name="T8">tmux ls</text:span></text:p>
            </text:list-item>
          </text:list>
        </text:list-item>
        <text:list-item>
          <text:p text:style-name="P78">Подключиться к сессии:</text:p>
          <text:list>
            <text:list-item>
              <text:p text:style-name="P78">tmux attach -t имя</text:p>
            </text:list-item>
          </text:list>
        </text:list-item>
        <text:list-item>
          <text:p text:style-name="P78">Отключиться от сессии (оставить процессы работать):</text:p>
          <text:list>
            <text:list-item>
              <text:p text:style-name="P78">Нажать Ctrl+b, затем d</text:p>
            </text:list-item>
          </text:list>
        </text:list-item>
        <text:list-item>
          <text:p text:style-name="P78">Закрыть сессию:</text:p>
          <text:list>
            <text:list-item>
              <text:p text:style-name="P78">Внутри tmux — набрать exit или закрыть все окна</text:p>
            </text:list-item>
          </text:list>
        </text:list-item>
        <text:list-item>
          <text:p text:style-name="P78">Управление окнами и панелями:</text:p>
          <text:list>
            <text:list-item>
              <text:p text:style-name="P78">Новое окно: Ctrl+b, затем c</text:p>
            </text:list-item>
          </text:list>
        </text:list-item>
        <text:list-item>
          <text:p text:style-name="P78">Переключение между окнами:</text:p>
          <text:list>
            <text:list-item>
              <text:p text:style-name="P78">Ctrl+b, затем n (next) / p (prev) или Ctrl+b, затем номер окна (1, 2, 3…)</text:p>
            </text:list-item>
          </text:list>
        </text:list-item>
        <text:list-item>
          <text:p text:style-name="P78">Переименовать окно:</text:p>
          <text:list>
            <text:list-item>
              <text:p text:style-name="P78">Ctrl+b, затем ,</text:p>
            </text:list-item>
          </text:list>
        </text:list-item>
        <text:list-item>
          <text:p text:style-name="P78">Разделить окно по горизонтали:</text:p>
          <text:list>
            <text:list-item>
              <text:p text:style-name="P78">Ctrl+b, затем "</text:p>
            </text:list-item>
          </text:list>
        </text:list-item>
        <text:list-item>
          <text:p text:style-name="P78">Разделить окно по вертикали:</text:p>
          <text:list>
            <text:list-item>
              <text:p text:style-name="P78">Ctrl+b, затем %</text:p>
            </text:list-item>
          </text:list>
        </text:list-item>
        <text:list-item>
          <text:p text:style-name="P78">Переключаться между панелями:</text:p>
          <text:list>
            <text:list-item>
              <text:p text:style-name="P78">Ctrl+b, затем стрелка (←, →, ↑, ↓)</text:p>
            </text:list-item>
          </text:list>
        </text:list-item>
        <text:list-item>
          <text:p text:style-name="P78">Закрыть панель:</text:p>
          <text:list>
            <text:list-item>
              <text:p text:style-name="P78">Ctrl+d или командой exit</text:p>
            </text:list-item>
          </text:list>
        </text:list-item>
      </text:list>
      <text:p text:style-name="P19">Полезное:</text:p>
      <text:list text:style-name="L19">
        <text:list-item>
          <text:p text:style-name="P79">Список всех горячих клавиш:</text:p>
          <text:list>
            <text:list-item>
              <text:p text:style-name="P79">Ctrl+b затем ?</text:p>
            </text:list-item>
          </text:list>
        </text:list-item>
        <text:list-item>
          <text:p text:style-name="P79">Показать список окон:</text:p>
          <text:list>
            <text:list-item>
              <text:p text:style-name="P79">Ctrl+b затем w</text:p>
            </text:list-item>
          </text:list>
        </text:list-item>
      </text:list>
      <text:p text:style-name="P18">Комментарий:</text:p>
      <text:list text:style-name="L20">
        <text:list-item>
          <text:p text:style-name="P80">tmux незаменим для работы на сервере — можно запускать долгие процессы, не боясь разрыва ssh, переключаться между задачами, держать несколько терминалов в одном окне.</text:p>
        </text:list-item>
      </text:list>
      <text:p text:style-name="P57"><text:span text:style-name="T8"/></text:p>
      <text:p text:style-name="P28">-------------------------------------------------------------------------------------------------------</text:p>
      <text:p text:style-name="P8"/>
      <text:p text:style-name="P8"><text:span text:style-name="T21">10.07</text:span>.25</text:p>
      <text:p text:style-name="P19"/>
      <text:p text:style-name="P19">Тема:</text:p>
      <text:list text:style-name="L21">
        <text:list-item>
          <text:p text:style-name="P81">Карта прохождения файла по сети (7 уровней OSI) и короткий алгоритм диагностики.</text:p>
        </text:list-item>
      </text:list>
      <text:p text:style-name="P20">Описание:</text:p>
      <text:list text:continue-numbering="true" text:style-name="L21">
        <text:list-item>
          <text:p text:style-name="P82">Что происходит на каждом уровне, пока файл идёт от сервера к клиенту, и какая «самая быстрая» команда помогает локализовать проблему.</text:p>
        </text:list-item>
      </text:list>
      <text:p text:style-name="P42"/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43">Уровень</text:p>
          </table:table-cell>
          <table:table-cell table:style-name="Table1.A1" office:value-type="string">
            <text:p text:style-name="P43">Что происходит</text:p>
          </table:table-cell>
          <table:table-cell table:style-name="Table1.C1" office:value-type="string">
            <text:p text:style-name="P43">Быстрая проверка</text:p>
          </table:table-cell>
        </table:table-row>
        <table:table-row>
          <table:table-cell table:style-name="Table1.A2" office:value-type="string">
            <text:p text:style-name="P52">7<text:span text:style-name="T21">)</text:span> Application</text:p>
          </table:table-cell>
          <table:table-cell table:style-name="Table1.A2" office:value-type="string">
            <text:p text:style-name="P52">Сервер даёт HTTP/FTP ответ (200 OK, 404…).</text:p>
          </table:table-cell>
          <table:table-cell table:style-name="Table1.C2" office:value-type="string">
            <text:p text:style-name="P53">`curl -I https://site/file.iso` — смотри код; 4xx/5xx → логи сервиса.</text:p>
          </table:table-cell>
        </table:table-row>
        <table:table-row>
          <table:table-cell table:style-name="Table1.A2" office:value-type="string">
            <text:p text:style-name="P52">6<text:span text:style-name="T21">)</text:span> Presentation</text:p>
          </table:table-cell>
          <table:table-cell table:style-name="Table1.A2" office:value-type="string">
            <text:p text:style-name="P52">Шифрование TLS, сжатие gzip.</text:p>
          </table:table-cell>
          <table:table-cell table:style-name="Table1.C2" office:value-type="string">
            <text:p text:style-name="P53">Браузер жалуется “certificate expired” → продлить TLS / цепочку.</text:p>
          </table:table-cell>
        </table:table-row>
        <table:table-row>
          <table:table-cell table:style-name="Table1.A2" office:value-type="string">
            <text:p text:style-name="P52">5<text:span text:style-name="T21">)</text:span> Session</text:p>
          </table:table-cell>
          <table:table-cell table:style-name="Table1.A2" office:value-type="string">
            <text:p text:style-name="P44">Держится сеанс, возможен Resume.</text:p>
          </table:table-cell>
          <table:table-cell table:style-name="Table1.C2" office:value-type="string">
            <text:p text:style-name="P44">Загрузка рвётся → включить Resume или `wget -c URL`. </text:p>
          </table:table-cell>
        </table:table-row>
        <table:table-row>
          <table:table-cell table:style-name="Table1.A2" office:value-type="string">
            <text:p text:style-name="P43">4<text:span text:style-name="T21">)</text:span> Transport</text:p>
          </table:table-cell>
          <table:table-cell table:style-name="Table1.A2" office:value-type="string">
            <text:p text:style-name="P44">TCP/UDP дробят данные на сегменты.</text:p>
          </table:table-cell>
          <table:table-cell table:style-name="Table1.C2" office:value-type="string">
            <text:p text:style-name="P44">`nc -zv host 443` (или `telnet`) — порт слушает? Нет → firewall/service.</text:p>
          </table:table-cell>
        </table:table-row>
        <table:table-row>
          <table:table-cell table:style-name="Table1.A2" office:value-type="string">
            <text:p text:style-name="P43">3<text:span text:style-name="T21">)</text:span> Network</text:p>
          </table:table-cell>
          <table:table-cell table:style-name="Table1.A2" office:value-type="string">
            <text:p text:style-name="P44">Пакеты идут через роутеры (IP-маршрут). </text:p>
          </table:table-cell>
          <table:table-cell table:style-name="Table1.C2" office:value-type="string">
            <text:p text:style-name="P44">ping 8.8.8.8`, `traceroute 8.8.8.8` — где обрыв?</text:p>
          </table:table-cell>
        </table:table-row>
        <table:table-row table:style-name="Table1.7">
          <table:table-cell table:style-name="Table1.A2" office:value-type="string">
            <text:p text:style-name="P43">2<text:span text:style-name="T21">)</text:span> Data-Link</text:p>
          </table:table-cell>
          <table:table-cell table:style-name="Table1.A2" office:value-type="string">
            <text:p text:style-name="P44">Свитч гонит кадры по MAC, VLAN.</text:p>
          </table:table-cell>
          <table:table-cell table:style-name="Table1.C2" office:value-type="string">
            <text:p text:style-name="P44">`arp -a` — нет MAC? VLAN/порт down, петля.</text:p>
          </table:table-cell>
        </table:table-row>
        <table:table-row>
          <table:table-cell table:style-name="Table1.A2" office:value-type="string">
            <text:p text:style-name="P43">1<text:span text:style-name="T21">)</text:span> Physical </text:p>
          </table:table-cell>
          <table:table-cell table:style-name="Table1.A2" office:value-type="string">
            <text:p text:style-name="P44">Биты по кабелю / Wi-Fi.</text:p>
          </table:table-cell>
          <table:table-cell table:style-name="Table1.C2" office:value-type="string">
            <text:p text:style-name="P44">Линк-LED не горит → сменить патч-корд, проверить SFP/Wi-Fi-канал.</text:p>
          </table:table-cell>
        </table:table-row>
      </table:table>
      <text:list xml:id="list200931646138013" text:continue-numbering="true" text:style-name="L21">
        <text:list-header>
          <text:p text:style-name="P82"/>
        </text:list-header>
      </text:list>
      <text:p text:style-name="P44"><text:span text:style-name="T1">Алгоритм диагностики «снизу вверх»</text:span>:</text:p>
      <text:list text:style-name="L22">
        <text:list-item>
          <text:p text:style-name="P122"><text:span text:style-name="T9">1) </text:span><text:span text:style-name="T8">Есть ли сигнал? <text:s/>— кабель / радио. <text:s/></text:span></text:p>
        </text:list-item>
        <text:list-item>
          <text:p text:style-name="P122"><text:span text:style-name="T9">2) </text:span><text:span text:style-name="T8">Видит ли MAC? <text:s text:c="2"/>— свитч / VLAN. <text:s/></text:span></text:p>
        </text:list-item>
      </text:list>
      <text:list text:continue-list="list200931646138013" text:style-name="L21">
        <text:list-item>
          <text:p text:style-name="P82"><text:span text:style-name="T22">3) </text:span>Пингуется IP? <text:s text:c="2"/>— маршрут / роутер. <text:s/></text:p>
        </text:list-item>
        <text:list-item>
          <text:p text:style-name="P82"><text:span text:style-name="T22">4) </text:span>Открыт ли порт? — firewall / служба. <text:s/></text:p>
        </text:list-item>
        <text:list-item>
          <text:p text:style-name="P82"><text:span text:style-name="T22">5) </text:span>Держится сеанс? — keep-alive / тайм-аут. <text:s/></text:p>
        </text:list-item>
        <text:list-item>
          <text:p text:style-name="P82"><text:span text:style-name="T22">6) </text:span>Проходит TLS/кодировка? <text:s/></text:p>
        </text:list-item>
        <text:list-item>
          <text:p text:style-name="P82"><text:span text:style-name="T22">7) </text:span>Приложение даёт правильный ответ?</text:p>
        </text:list-item>
      </text:list>
      <text:p text:style-name="P42"/>
      <text:p text:style-name="P29">-------------------------------------------------------------------------------------------------------</text:p>
      <text:p text:style-name="P9"/>
      <text:p text:style-name="P9"><text:span text:style-name="T23">22</text:span><text:span text:style-name="T21">.07</text:span>.25</text:p>
      <text:p text:style-name="P21"/>
      <text:p text:style-name="P21">Тема:</text:p>
      <text:list text:style-name="L23">
        <text:list-item>
          <text:p text:style-name="P83">Итоговый конспект по управлению пользователями, группами и правами в Linux (Lab mini-Project)</text:p>
        </text:list-item>
      </text:list>
      <text:p text:style-name="P58"><text:soft-page-break/><text:span text:style-name="T17">Задание:</text:span></text:p>
      <text:list text:style-name="L24">
        <text:list-item>
          <text:p text:style-name="P84">Создать три группы: group1, group2, shared (у shared GID 9999)</text:p>
        </text:list-item>
        <text:list-item>
          <text:p text:style-name="P84">Создать двух пользователей:</text:p>
          <text:list>
            <text:list-item>
              <text:p text:style-name="P84">user1 (UID 1001, primary group: group1),</text:p>
            </text:list-item>
            <text:list-item>
              <text:p text:style-name="P84">user2 (UID 1002, primary group: group2)</text:p>
            </text:list-item>
          </text:list>
        </text:list-item>
        <text:list-item>
          <text:p text:style-name="P84">Добавить обоих пользователей в группу shared</text:p>
        </text:list-item>
        <text:list-item>
          <text:p text:style-name="P84">Создать файл /tmp/test от имени user1 с содержимым “Hello”</text:p>
        </text:list-item>
        <text:list-item>
          <text:p text:style-name="P84">Убрать публичные права на чтение (chmod 640 /tmp/test)</text:p>
        </text:list-item>
        <text:list-item>
          <text:p text:style-name="P84">Проверить: user2 не может читать файл</text:p>
        </text:list-item>
        <text:list-item>
          <text:p text:style-name="P84">Сменить группу файла на shared</text:p>
        </text:list-item>
        <text:list-item>
          <text:p text:style-name="P84">Проверить: user2 теперь может читать файл</text:p>
        </text:list-item>
        <text:list-item>
          <text:p text:style-name="P84">Удалить пользователей и группы</text:p>
        </text:list-item>
      </text:list>
      <text:p text:style-name="P42"/>
      <text:p text:style-name="P21">Шаги:</text:p>
      <text:list text:style-name="L25">
        <text:list-item>
          <text:p text:style-name="P85">Создание групп</text:p>
          <text:list>
            <text:list-item>
              <text:p text:style-name="P85">sudo groupadd group1</text:p>
            </text:list-item>
            <text:list-item>
              <text:p text:style-name="P85">sudo groupadd group2</text:p>
            </text:list-item>
            <text:list-item>
              <text:p text:style-name="P85">sudo groupadd -g 9999 shared</text:p>
            </text:list-item>
          </text:list>
        </text:list-item>
        <text:list-item>
          <text:p text:style-name="P85">Создание пользователей с нужными UID и группой</text:p>
          <text:list>
            <text:list-item>
              <text:p text:style-name="P85">sudo useradd -u 1001 -g group1 user1</text:p>
            </text:list-item>
            <text:list-item>
              <text:p text:style-name="P85">sudo useradd -u 1002 -g group2 user2</text:p>
            </text:list-item>
            <text:list-item>
              <text:p text:style-name="P85">sudo passwd user1</text:p>
            </text:list-item>
            <text:list-item>
              <text:p text:style-name="P85">sudo passwd user2</text:p>
            </text:list-item>
          </text:list>
        </text:list-item>
        <text:list-item>
          <text:p text:style-name="P85">Добавление пользователей в группу shared</text:p>
          <text:list>
            <text:list-item>
              <text:p text:style-name="P123"><text:span text:style-name="T8">sudo usermod -aG shared user</text:span><text:span text:style-name="T10">1</text:span></text:p>
            </text:list-item>
            <text:list-item>
              <text:p text:style-name="P85">sudo usermod -aG shared user2</text:p>
            </text:list-item>
          </text:list>
        </text:list-item>
        <text:list-item>
          <text:p text:style-name="P85">Проверка принадлежности к группам</text:p>
          <text:list>
            <text:list-item>
              <text:p text:style-name="P85">id user1</text:p>
            </text:list-item>
            <text:list-item>
              <text:p text:style-name="P85">id user2</text:p>
            </text:list-item>
          </text:list>
        </text:list-item>
        <text:list-item>
          <text:p text:style-name="P85">Создание файла /tmp/test с “Hello” и назначение user1 владельцем</text:p>
          <text:list>
            <text:list-item>
              <text:p text:style-name="P85">touch /tmp/test</text:p>
            </text:list-item>
            <text:list-item>
              <text:p text:style-name="P85">echo Hello &gt; /tmp/test</text:p>
            </text:list-item>
            <text:list-item>
              <text:p text:style-name="P85">sudo chown user1 /tmp/test</text:p>
            </text:list-item>
            <text:list-item>
              <text:p text:style-name="P123"><text:span text:style-name="T17">или если сразу создать от имени user1</text:span><text:span text:style-name="T8">:</text:span></text:p>
              <text:list>
                <text:list-item>
                  <text:p text:style-name="P85">sudo -u user1 bash -c 'echo Hello &gt; /tmp/test'</text:p>
                </text:list-item>
              </text:list>
            </text:list-item>
          </text:list>
        </text:list-item>
        <text:list-item>
          <text:p text:style-name="P85">Убрать публичные права на файл</text:p>
          <text:list>
            <text:list-item>
              <text:p text:style-name="P85">sudo chmod 640 /tmp/test</text:p>
            </text:list-item>
            <text:list-item>
              <text:p text:style-name="P85">ls -l /tmp/test</text:p>
            </text:list-item>
            <text:list-item>
              <text:p text:style-name="P85">Теперь файл виден только владельцу (user1) и группе (group1)</text:p>
            </text:list-item>
          </text:list>
        </text:list-item>
        <text:list-item>
          <text:p text:style-name="P85">Попытка чтения от user2 (не должен иметь доступа)</text:p>
          <text:list>
            <text:list-item>
              <text:p text:style-name="P85">su - user2 -c 'cat /tmp/test'</text:p>
            </text:list-item>
            <text:list-item>
              <text:p text:style-name="P85">sudo -u user2 cat /tmp/test</text:p>
            </text:list-item>
            <text:list-item>
              <text:p text:style-name="P85">Ожидаемая ошибка: Permission denied</text:p>
            </text:list-item>
          </text:list>
        </text:list-item>
        <text:list-item>
          <text:p text:style-name="P85">Смена группы файла на shared</text:p>
          <text:list>
            <text:list-item>
              <text:p text:style-name="P85">sudo chown user1:shared /tmp/test</text:p>
            </text:list-item>
          </text:list>
        </text:list-item>
        <text:list-item>
          <text:p text:style-name="P123"><text:soft-page-break/><text:span text:style-name="T8">Проверка доступа для user2 (доступ теперь есть)</text:span></text:p>
          <text:list>
            <text:list-item>
              <text:p text:style-name="P85">sudo -u user2 cat /tmp/test</text:p>
            </text:list-item>
            <text:list-item>
              <text:p text:style-name="P85">Выведет: Hello</text:p>
            </text:list-item>
          </text:list>
        </text:list-item>
        <text:list-item>
          <text:p text:style-name="P85">Удаление пользователей и групп</text:p>
        </text:list-item>
        <text:list-item>
          <text:p text:style-name="P85">sudo userdel user1</text:p>
        </text:list-item>
        <text:list-item>
          <text:p text:style-name="P85">sudo userdel user2</text:p>
        </text:list-item>
        <text:list-item>
          <text:p text:style-name="P85">sudo groupdel group1</text:p>
        </text:list-item>
        <text:list-item>
          <text:p text:style-name="P85">sudo groupdel group2</text:p>
        </text:list-item>
        <text:list-item>
          <text:p text:style-name="P85">sudo groupdel shared</text:p>
        </text:list-item>
        <text:list-item>
          <text:p text:style-name="P85">Если не удаётся удалить группу — проверь, что ни один пользователь больше не использует её как primary group.</text:p>
        </text:list-item>
      </text:list>
      <text:p text:style-name="P42"/>
      <text:p text:style-name="P21">Best Practice (рекомендуемые способы)</text:p>
      <text:list text:style-name="L26">
        <text:list-item>
          <text:p text:style-name="P86">Для массовых административных действий удобно использовать root-сессию:</text:p>
          <text:list>
            <text:list-item>
              <text:p text:style-name="P86">sudo -i</text:p>
            </text:list-item>
          </text:list>
        </text:list-item>
        <text:list-item>
          <text:p text:style-name="P86">После окончания всегда делай exit для возврата к обычному пользователю.</text:p>
        </text:list-item>
        <text:list-item>
          <text:p text:style-name="P86">Для создания файла сразу от нужного пользователя используем:</text:p>
          <text:list>
            <text:list-item>
              <text:p text:style-name="P86">sudo -u user1 bash -c 'echo Hello &gt; /tmp/test'</text:p>
            </text:list-item>
          </text:list>
        </text:list-item>
        <text:list-item>
          <text:p text:style-name="P86">Для проверки прав всегда используем ls -l файл и id username</text:p>
        </text:list-item>
        <text:list-item>
          <text:p text:style-name="P86">Для выполнения команд от имени пользователя:</text:p>
          <text:list>
            <text:list-item>
              <text:p text:style-name="P86">Через sudo -u имя_пользователя команда</text:p>
            </text:list-item>
            <text:list-item>
              <text:p text:style-name="P86">Или через su - имя_пользователя -c 'команда'</text:p>
            </text:list-item>
          </text:list>
        </text:list-item>
        <text:list-item>
          <text:p text:style-name="P86">Права доступа:</text:p>
          <text:list>
            <text:list-item>
              <text:p text:style-name="P86">chmod 640 — только владелец (rw-) и группа (r--)</text:p>
            </text:list-item>
          </text:list>
        </text:list-item>
        <text:list-item>
          <text:p text:style-name="P86">Если хочешь дать доступ через группу — файл должен принадлежать нужной группе, а пользователь — входить в неё</text:p>
        </text:list-item>
      </text:list>
      <text:p text:style-name="P45"/>
      <text:p text:style-name="P30">-------------------------------------------------------------------------------------------------------</text:p>
      <text:p text:style-name="P10"/>
      <text:p text:style-name="P10"><text:span text:style-name="T24">25</text:span><text:span text:style-name="T21">.07</text:span>.25</text:p>
      <text:p text:style-name="P22">Тема:</text:p>
      <text:list text:style-name="L27">
        <text:list-item>
          <text:p text:style-name="P87">Практика управления правами и доступом к файлам в Linux (Lab: File Permissions)</text:p>
        </text:list-item>
      </text:list>
      <text:p text:style-name="P45"/>
      <text:p text:style-name="P22">Ситуация:</text:p>
      <text:list text:style-name="L28">
        <text:list-item>
          <text:p text:style-name="P88">Отрабатываем работу с пользователями, группами и правами на практике.</text:p>
        </text:list-item>
        <text:list-item>
          <text:p text:style-name="P88">Задания строятся поэтапно: даём доступ только на просмотр, потом на изменение, потом детально разбираем права файлов.</text:p>
        </text:list-item>
      </text:list>
      <text:p text:style-name="P45"/>
      <text:p text:style-name="P22">Шаги и действия:</text:p>
      <text:list text:style-name="L29">
        <text:list-item>
          <text:p text:style-name="P89">Создание пользователей</text:p>
          <text:list>
            <text:list-item>
              <text:p text:style-name="P89">sudo useradd user1</text:p>
            </text:list-item>
            <text:list-item>
              <text:p text:style-name="P124"><text:soft-page-break/><text:span text:style-name="T8">sudo useradd user2</text:span></text:p>
            </text:list-item>
            <text:list-item>
              <text:p text:style-name="P89">sudo passwd user1</text:p>
            </text:list-item>
            <text:list-item>
              <text:p text:style-name="P89">sudo passwd user2</text:p>
            </text:list-item>
            <text:list-item>
              <text:p text:style-name="P89">(пароли должны быть разными, можно простые — система предупредит, но примет)</text:p>
            </text:list-item>
          </text:list>
        </text:list-item>
        <text:list-item>
          <text:p text:style-name="P89">Создание папки с правами только для владельца</text:p>
          <text:list>
            <text:list-item>
              <text:p text:style-name="P89">mkdir /tmp/homework</text:p>
            </text:list-item>
            <text:list-item>
              <text:p text:style-name="P124"><text:span text:style-name="T8">chmod 700 /tmp/homework </text:span><text:span text:style-name="T11">(</text:span><text:span text:style-name="T8">Доступ только у user1</text:span><text:span text:style-name="T11">)</text:span></text:p>
            </text:list-item>
          </text:list>
        </text:list-item>
        <text:list-item>
          <text:p text:style-name="P89">Создание файлов с разными правами</text:p>
          <text:list>
            <text:list-item>
              <text:p text:style-name="P89">Под user1:</text:p>
              <text:list>
                <text:list-item>
                  <text:p text:style-name="P89">echo "Hello" &gt; /tmp/homework/read <text:s text:c="5"/># Файл для чтения</text:p>
                </text:list-item>
                <text:list-item>
                  <text:p text:style-name="P89">chmod 400 /tmp/homework/read</text:p>
                </text:list-item>
                <text:list-item>
                  <text:p text:style-name="P89">echo "Hello" &gt; /tmp/homework/write <text:s text:c="4"/># Файл для записи</text:p>
                </text:list-item>
                <text:list-item>
                  <text:p text:style-name="P89">chmod 600 /tmp/homework/write</text:p>
                </text:list-item>
                <text:list-item>
                  <text:p text:style-name="P89">echo "echo Hello" &gt; /tmp/homework/execute <text:s/># Файл для выполнения</text:p>
                </text:list-item>
                <text:list-item>
                  <text:p text:style-name="P89">chmod 700 /tmp/homework/execute</text:p>
                </text:list-item>
              </text:list>
            </text:list-item>
          </text:list>
        </text:list-item>
        <text:list-item>
          <text:p text:style-name="P89">Пошаговое открытие доступа</text:p>
          <text:list>
            <text:list-item>
              <text:p text:style-name="P89">Дать user2 право только на просмотр содержимого папки:</text:p>
            </text:list-item>
            <text:list-item>
              <text:p text:style-name="P89">Добавить user2 в группу user1 (от root, через редактирование /etc/group или usermod)</text:p>
            </text:list-item>
            <text:list-item>
              <text:p text:style-name="P89">Назначить папке группу user1:</text:p>
              <text:list>
                <text:list-item>
                  <text:p text:style-name="P89">chgrp user1 /tmp/homework</text:p>
                </text:list-item>
                <text:list-item>
                  <text:p text:style-name="P89">chmod 750 /tmp/homework</text:p>
                </text:list-item>
                <text:list-item>
                  <text:p text:style-name="P89">Теперь user2 может видеть файлы, но не открывать.</text:p>
                </text:list-item>
              </text:list>
            </text:list-item>
            <text:list-item>
              <text:p text:style-name="P89">Дать user2 право изменять содержимое:</text:p>
              <text:list>
                <text:list-item>
                  <text:p text:style-name="P89">chmod 770 /tmp/homework</text:p>
                </text:list-item>
                <text:list-item>
                  <text:p text:style-name="P89">Теперь user2 (как член группы) может создавать, изменять и удалять файлы в папке.</text:p>
                </text:list-item>
              </text:list>
            </text:list-item>
          </text:list>
        </text:list-item>
        <text:list-item>
          <text:p text:style-name="P89">Права файлов по их назначению</text:p>
          <text:list>
            <text:list-item>
              <text:p text:style-name="P89">Для чтения:</text:p>
              <text:list>
                <text:list-item>
                  <text:p text:style-name="P89">chmod 740 /tmp/homework/read</text:p>
                </text:list-item>
              </text:list>
            </text:list-item>
            <text:list-item>
              <text:p text:style-name="P89">Для записи:</text:p>
              <text:list>
                <text:list-item>
                  <text:p text:style-name="P89">chmod 760 /tmp/homework/write</text:p>
                </text:list-item>
              </text:list>
            </text:list-item>
            <text:list-item>
              <text:p text:style-name="P89">Для выполнения:</text:p>
              <text:list>
                <text:list-item>
                  <text:p text:style-name="P89">chmod 770 /tmp/homework/execute</text:p>
                </text:list-item>
              </text:list>
            </text:list-item>
          </text:list>
        </text:list-item>
        <text:list-item>
          <text:p text:style-name="P89">Проверка доступа под user2</text:p>
          <text:list>
            <text:list-item>
              <text:p text:style-name="P89">cat /tmp/homework/read <text:s text:c="10"/># прочитать файл</text:p>
            </text:list-item>
            <text:list-item>
              <text:p text:style-name="P89">echo Hello &gt; /tmp/homework/write # записать</text:p>
            </text:list-item>
            <text:list-item>
              <text:p text:style-name="P89">/tmp/homework/execute <text:s text:c="11"/># выполнить</text:p>
            </text:list-item>
          </text:list>
        </text:list-item>
        <text:list-item>
          <text:p text:style-name="P89">Создание и тест дополнительных файлов</text:p>
          <text:list>
            <text:list-item>
              <text:p text:style-name="P89">Под user1:</text:p>
              <text:list>
                <text:list-item>
                  <text:p text:style-name="P89">touch /tmp/homework/immutable /tmp/homework/ownership</text:p>
                </text:list-item>
                <text:list-item>
                  <text:p text:style-name="P89">chmod 770 /tmp/homework/immutable /tmp/homework/ownership</text:p>
                </text:list-item>
                <text:list-item>
                  <text:p text:style-name="P89">Файлы доступны владельцу и группе</text:p>
                </text:list-item>
              </text:list>
            </text:list-item>
          </text:list>
        </text:list-item>
        <text:list-item>
          <text:p text:style-name="P124"><text:soft-page-break/><text:span text:style-name="T8">Передача прав на файл ownership</text:span></text:p>
          <text:list>
            <text:list-item>
              <text:p text:style-name="P89">Изменить владельца файла, чтобы user2 мог его редактировать (от root):</text:p>
              <text:list>
                <text:list-item>
                  <text:p text:style-name="P89">sudo chown user2 /tmp/homework/ownership</text:p>
                </text:list-item>
              </text:list>
            </text:list-item>
          </text:list>
        </text:list-item>
        <text:list-item>
          <text:p text:style-name="P89">Работа с immutable-файлом</text:p>
          <text:list>
            <text:list-item>
              <text:p text:style-name="P89">Сделать файл неизменяемым:</text:p>
              <text:list>
                <text:list-item>
                  <text:p text:style-name="P89">sudo chattr +i /tmp/homework/immutable</text:p>
                </text:list-item>
              </text:list>
            </text:list-item>
            <text:list-item>
              <text:p text:style-name="P89">Попытка удалить:</text:p>
              <text:list>
                <text:list-item>
                  <text:p text:style-name="P89">rm /tmp/homework/immutable</text:p>
                </text:list-item>
                <text:list-item>
                  <text:p text:style-name="P89"># → Operation not permitted</text:p>
                </text:list-item>
              </text:list>
            </text:list-item>
            <text:list-item>
              <text:p text:style-name="P89">Снять защиту и удалить:</text:p>
              <text:list>
                <text:list-item>
                  <text:p text:style-name="P89">sudo chattr -i /tmp/homework/immutable</text:p>
                </text:list-item>
                <text:list-item>
                  <text:p text:style-name="P89">rm /tmp/homework/immutable</text:p>
                </text:list-item>
              </text:list>
            </text:list-item>
          </text:list>
        </text:list-item>
        <text:list-item>
          <text:p text:style-name="P89">Выводы:</text:p>
          <text:list>
            <text:list-item>
              <text:p text:style-name="P89">Права доступа на папки и файлы в Linux можно настраивать очень гибко, используя владельцев, группы и специальные атрибуты (chattr).</text:p>
            </text:list-item>
            <text:list-item>
              <text:p text:style-name="P89">Для управления чужими файлами всегда нужен root.</text:p>
            </text:list-item>
            <text:list-item>
              <text:p text:style-name="P89">Через группы можно делегировать права нескольким пользователям.</text:p>
            </text:list-item>
            <text:list-item>
              <text:p text:style-name="P89">Атрибут immutable защищает от любых изменений (даже root не удалит без снятия атрибута).</text:p>
            </text:list-item>
            <text:list-item>
              <text:p text:style-name="P89">Коротко — алгоритм для похожих заданий:</text:p>
              <text:list>
                <text:list-item>
                  <text:p text:style-name="P89">Создать нужных пользователей.</text:p>
                </text:list-item>
                <text:list-item>
                  <text:p text:style-name="P89">Настроить группы для совместного доступа.</text:p>
                </text:list-item>
                <text:list-item>
                  <text:p text:style-name="P89">Назначить правильные права на папки/файлы.</text:p>
                </text:list-item>
                <text:list-item>
                  <text:p text:style-name="P89">Проверять доступность от нужного пользователя.</text:p>
                </text:list-item>
                <text:list-item>
                  <text:p text:style-name="P89">Использовать chattr, если нужна настоящая защита от изменений.</text:p>
                </text:list-item>
              </text:list>
            </text:list-item>
          </text:list>
        </text:list-item>
      </text:list>
      <text:p text:style-name="P59"><text:span text:style-name="T8"/></text:p>
      <text:p text:style-name="P31">-------------------------------------------------------------------------------------------------------</text:p>
      <text:p text:style-name="P11"/>
      <text:p text:style-name="P11"><text:span text:style-name="T24">2</text:span><text:span text:style-name="T27">7</text:span><text:span text:style-name="T21">.07</text:span>.25</text:p>
      <text:p text:style-name="P23">Тема:</text:p>
      <text:list text:style-name="L30">
        <text:list-item>
          <text:p text:style-name="P90">Иерархия процессов и запуск фоновых задач в Linux</text:p>
        </text:list-item>
      </text:list>
      <text:p text:style-name="P23">Шаги и действия:</text:p>
      <text:list text:style-name="L31">
        <text:list-item>
          <text:p text:style-name="P91">Открыть терминал.</text:p>
        </text:list-item>
        <text:list-item>
          <text:p text:style-name="P91">Создать скрипт script.sh со следующим содержимым:</text:p>
          <text:list>
            <text:list-item>
              <text:p text:style-name="P91">#!/bin/bash</text:p>
            </text:list-item>
            <text:list-item>
              <text:p text:style-name="P91">sleep 5m</text:p>
            </text:list-item>
          </text:list>
        </text:list-item>
        <text:list-item>
          <text:p text:style-name="P91">Сделать скрипт исполняемым:</text:p>
          <text:list>
            <text:list-item>
              <text:p text:style-name="P91">chmod +x script.sh</text:p>
            </text:list-item>
          </text:list>
        </text:list-item>
        <text:list-item>
          <text:p text:style-name="P91">Запустить скрипт в фоновом режиме:</text:p>
          <text:list>
            <text:list-item>
              <text:p text:style-name="P91">./script.sh &amp;</text:p>
            </text:list-item>
          </text:list>
        </text:list-item>
        <text:list-item>
          <text:p text:style-name="P91">Проверить, что скрипт запущен в фоне:</text:p>
          <text:list>
            <text:list-item>
              <text:p text:style-name="P91"><text:soft-page-break/>jobs</text:p>
            </text:list-item>
          </text:list>
        </text:list-item>
        <text:list-item>
          <text:p text:style-name="P91">Посмотреть процессы в системе:</text:p>
          <text:list>
            <text:list-item>
              <text:p text:style-name="P91">ps</text:p>
            </text:list-item>
            <text:list-item>
              <text:p text:style-name="P91">top</text:p>
            </text:list-item>
          </text:list>
        </text:list-item>
        <text:list-item>
          <text:p text:style-name="P91">Найти PID своего скрипта:</text:p>
          <text:list>
            <text:list-item>
              <text:p text:style-name="P91">ps | grep script.sh</text:p>
            </text:list-item>
          </text:list>
        </text:list-item>
        <text:list-item>
          <text:p text:style-name="P91">Узнать, от какого пользователя и с какой командой запущен процесс:</text:p>
          <text:list>
            <text:list-item>
              <text:p text:style-name="P91">ps aux | grep script.sh</text:p>
            </text:list-item>
            <text:list-item>
              <text:p text:style-name="P91">или</text:p>
            </text:list-item>
            <text:list-item>
              <text:p text:style-name="P91">ps -f -p &lt;PID&gt;</text:p>
            </text:list-item>
          </text:list>
        </text:list-item>
      </text:list>
      <text:p text:style-name="P23">Пояснения и заметки:</text:p>
      <text:list text:continue-numbering="true" text:style-name="L31">
        <text:list-item>
          <text:p text:style-name="P91">./script.sh &amp; — запускает скрипт в фоне (background).</text:p>
        </text:list-item>
        <text:list-item>
          <text:p text:style-name="P91">jobs — показывает все фоновые задачи текущего терминала.</text:p>
        </text:list-item>
        <text:list-item>
          <text:p text:style-name="P91">ps — отображает все процессы, связанные с текущим терминалом.</text:p>
        </text:list-item>
        <text:list-item>
          <text:p text:style-name="P91">ps aux | grep &lt;имя&gt; — ищет по всем процессам, показывает имя пользователя (USER), PID, команду (CMD) и другое.</text:p>
        </text:list-item>
        <text:list-item>
          <text:p text:style-name="P91">sleep 5m — удерживает процесс активным 5 минут для теста.</text:p>
        </text:list-item>
      </text:list>
      <text:p text:style-name="P46"/>
      <text:p text:style-name="P32">-------------------------------------------------------------------------------------------------------</text:p>
      <text:p text:style-name="P12"/>
      <text:p text:style-name="P12"><text:span text:style-name="T25">30</text:span><text:span text:style-name="T21">.07</text:span>.25</text:p>
      <text:p text:style-name="P24">Тема:</text:p>
      <text:list text:style-name="L32">
        <text:list-item>
          <text:p text:style-name="P92">запуск пользовательского скрипта через systemd (test.service)</text:p>
        </text:list-item>
      </text:list>
      <text:p text:style-name="P47"/>
      <text:p text:style-name="P24">Ситуация:</text:p>
      <text:list text:style-name="L33">
        <text:list-item>
          <text:p text:style-name="P93">Нужно создать systemd unit (test.service), который запускает твой скрипт (script.sh) как отдельный сервис.</text:p>
        </text:list-item>
      </text:list>
      <text:p text:style-name="P47"/>
      <text:p text:style-name="P24">Шаги и действия:</text:p>
      <text:list text:style-name="L34">
        <text:list-item>
          <text:p text:style-name="P94">Создаём скрипт</text:p>
          <text:list>
            <text:list-item>
              <text:p text:style-name="P125"><text:span text:style-name="T8">nano </text:span><text:span text:style-name="T12">/usr/local/bin</text:span><text:span text:style-name="T8">/script.sh</text:span></text:p>
            </text:list-item>
            <text:list-item>
              <text:p text:style-name="P94">Вставить:</text:p>
              <text:list>
                <text:list-item>
                  <text:p text:style-name="P94">#!/bin/bash</text:p>
                  <text:p text:style-name="P94">sleep 1000</text:p>
                </text:list-item>
              </text:list>
            </text:list-item>
            <text:list-item>
              <text:p text:style-name="P94">Сделать исполняемым:</text:p>
              <text:list>
                <text:list-item>
                  <text:p text:style-name="P125"><text:span text:style-name="T8">chmod +x </text:span><text:span text:style-name="T12">/usr/local/bin</text:span><text:span text:style-name="T8">/script.sh</text:span></text:p>
                </text:list-item>
              </text:list>
            </text:list-item>
          </text:list>
        </text:list-item>
        <text:list-item>
          <text:p text:style-name="P94">sudo chmod 755 /usr/local/bin/script.sh</text:p>
        </text:list-item>
        <text:list-item>
          <text:p text:style-name="P94">sudo chown root:root /usr/local/bin/script.sh</text:p>
        </text:list-item>
        <text:list-item>
          <text:p text:style-name="P94">Создаём unit-файл для systemd</text:p>
          <text:list>
            <text:list-item>
              <text:p text:style-name="P94">sudo nano /etc/systemd/system/test.service</text:p>
              <text:list>
                <text:list-item>
                  <text:p text:style-name="P94">[Unit]</text:p>
                  <text:p text:style-name="P94">Description=Test service for running script.sh</text:p>
                  <text:p text:style-name="P125"><text:span text:style-name="T8"/></text:p>
                  <text:p text:style-name="P94">[Service]</text:p>
                  <text:p text:style-name="P125"><text:soft-page-break/><text:span text:style-name="T8">ExecStart=/usr/local/bin/script.sh</text:span></text:p>
                  <text:p text:style-name="P125"><text:span text:style-name="T8"/></text:p>
                  <text:p text:style-name="P94">[Install]</text:p>
                  <text:p text:style-name="P94">WantedBy=multi-user.target</text:p>
                </text:list-item>
              </text:list>
            </text:list-item>
          </text:list>
        </text:list-item>
        <text:list-item>
          <text:p text:style-name="P94">Перезагружаем systemd и запускаем сервис</text:p>
          <text:list>
            <text:list-item>
              <text:p text:style-name="P94">sudo systemctl daemon-reload</text:p>
            </text:list-item>
            <text:list-item>
              <text:p text:style-name="P94">sudo systemctl start test.service</text:p>
            </text:list-item>
            <text:list-item>
              <text:p text:style-name="P94">sudo systemctl status test.service</text:p>
            </text:list-item>
          </text:list>
        </text:list-item>
        <text:list-item>
          <text:p text:style-name="P94">Если ошибка "Permission denied"</text:p>
          <text:list>
            <text:list-item>
              <text:p text:style-name="P94">Проверить прва на скрипт и папку:</text:p>
              <text:list>
                <text:list-item>
                  <text:p text:style-name="P94">ls -l /usr/local/bin/script.sh</text:p>
                </text:list-item>
                <text:list-item>
                  <text:p text:style-name="P94">ls -ld /usr/local/bin</text:p>
                </text:list-item>
              </text:list>
            </text:list-item>
            <text:list-item>
              <text:p text:style-name="P94">Должно быть:</text:p>
              <text:list>
                <text:list-item>
                  <text:p text:style-name="P94">/usr/local/bin/script.sh — -rwxr-xr-x root root</text:p>
                </text:list-item>
              </text:list>
            </text:list-item>
            <text:list-item>
              <text:p text:style-name="P94">Если SELinux включён (CentOS), временно отключить:</text:p>
              <text:list>
                <text:list-item>
                  <text:p text:style-name="P94">sudo setenforce 0</text:p>
                </text:list-item>
                <text:list-item>
                  <text:p text:style-name="P94">После теста вернуть обратно:</text:p>
                </text:list-item>
                <text:list-item>
                  <text:p text:style-name="P94">sudo setenforce 1</text:p>
                </text:list-item>
              </text:list>
            </text:list-item>
          </text:list>
        </text:list-item>
        <text:list-item>
          <text:p text:style-name="P94">Проверяем, что сервис запустился</text:p>
          <text:list>
            <text:list-item>
              <text:p text:style-name="P94">Должно быть:</text:p>
              <text:list>
                <text:list-item>
                  <text:p text:style-name="P94">● test.service - Test service for running script.sh</text:p>
                  <text:p text:style-name="P94">Loaded: loaded (/etc/systemd/system/test.service; disabled)</text:p>
                  <text:p text:style-name="P94">Active: active (running) …</text:p>
                  <text:p text:style-name="P94">Main PID: ... (script.sh)</text:p>
                </text:list-item>
              </text:list>
            </text:list-item>
          </text:list>
        </text:list-item>
        <text:list-item>
          <text:p text:style-name="P94">Останавливаем и удаляем сервис (при необходимости)</text:p>
          <text:list>
            <text:list-item>
              <text:p text:style-name="P94">sudo systemctl stop test.service</text:p>
            </text:list-item>
            <text:list-item>
              <text:p text:style-name="P94">sudo systemctl disable test.service</text:p>
            </text:list-item>
            <text:list-item>
              <text:p text:style-name="P94">sudo rm /etc/systemd/system/test.service</text:p>
            </text:list-item>
            <text:list-item>
              <text:p text:style-name="P94">sudo systemctl daemon-reload</text:p>
            </text:list-item>
          </text:list>
        </text:list-item>
      </text:list>
      <text:p text:style-name="P47"/>
      <text:p text:style-name="P24">Комментарии и выводы:</text:p>
      <text:list text:style-name="L35">
        <text:list-item>
          <text:p text:style-name="P95">systemd не будет запускать скрипт из домашней директории, если она не принадлежит root или нет прав на выполнение.</text:p>
        </text:list-item>
        <text:list-item>
          <text:p text:style-name="P95">Для запуска сервисов лучше всегда копировать скрипты в /usr/local/bin и отдавать права root.</text:p>
        </text:list-item>
        <text:list-item>
          <text:p text:style-name="P95">SELinux на CentOS может блокировать запуск даже с правильными правами — если сервис не стартует и всё выглядит окей, проверь SELinux!</text:p>
        </text:list-item>
        <text:list-item>
          <text:p text:style-name="P95">После каждого изменения unit-файла обязательно делай systemctl daemon-reload.</text:p>
        </text:list-item>
      </text:list>
      <text:p text:style-name="P47"/>
      <text:p text:style-name="P24">Best Practice:</text:p>
      <text:list text:style-name="L36">
        <text:list-item>
          <text:p text:style-name="P96">Всегда делай chmod 755 для исполняемых файлов в системных папках.</text:p>
        </text:list-item>
        <text:list-item>
          <text:p text:style-name="P96">Проверяй права на каталог, где лежит скрипт.</text:p>
        </text:list-item>
        <text:list-item>
          <text:p text:style-name="P126"><text:soft-page-break/><text:span text:style-name="T8">Для тестов с SELinux — временно отключай, но не забывай возвращать режим enforcing.</text:span></text:p>
        </text:list-item>
        <text:list-item>
          <text:p text:style-name="P96">Всегда читай логи через sudo journalctl -xeu &lt;service&gt; при ошибках запуска</text:p>
        </text:list-item>
      </text:list>
      <text:p text:style-name="P47"/>
      <text:p text:style-name="P33">-------------------------------------------------------------------------------------------------------</text:p>
      <text:p text:style-name="P33"/>
      <text:p text:style-name="P48"><text:span text:style-name="T1">Тема:</text:span> </text:p>
      <text:list text:style-name="L37">
        <text:list-item>
          <text:p text:style-name="P97">Установка, запуск, диагностика и восстановление nginx через systemd и journalctl</text:p>
        </text:list-item>
      </text:list>
      <text:p text:style-name="P25">Шаги и действия:</text:p>
      <text:list text:style-name="L38">
        <text:list-item>
          <text:p text:style-name="P98">Установка nginx</text:p>
          <text:list>
            <text:list-item>
              <text:p text:style-name="P98">sudo yum install epel-release</text:p>
            </text:list-item>
            <text:list-item>
              <text:p text:style-name="P98">sudo yum install nginx</text:p>
            </text:list-item>
          </text:list>
        </text:list-item>
        <text:list-item>
          <text:p text:style-name="P98">Попытка запуска nginx</text:p>
          <text:list>
            <text:list-item>
              <text:p text:style-name="P98">sudo systemctl start nginx</text:p>
            </text:list-item>
            <text:list-item>
              <text:p text:style-name="P98">Получил ошибку: сервис не стартует, порт 80 занят (httpd).</text:p>
            </text:list-item>
          </text:list>
        </text:list-item>
        <text:list-item>
          <text:p text:style-name="P98">Диагностика, кто держит порт</text:p>
          <text:list>
            <text:list-item>
              <text:p text:style-name="P98">sudo lsof -i :80</text:p>
            </text:list-item>
            <text:list-item>
              <text:p text:style-name="P98">sudo netstat -tupn | grep :80</text:p>
            </text:list-item>
            <text:list-item>
              <text:p text:style-name="P98">Убедился, что порт 80 держит httpd (Apache).</text:p>
            </text:list-item>
          </text:list>
        </text:list-item>
        <text:list-item>
          <text:p text:style-name="P98">Остановка Apache</text:p>
          <text:list>
            <text:list-item>
              <text:p text:style-name="P98">sudo systemctl stop httpd</text:p>
            </text:list-item>
            <text:list-item>
              <text:p text:style-name="P98">Проверил, что порт 80 освободился.</text:p>
            </text:list-item>
          </text:list>
        </text:list-item>
        <text:list-item>
          <text:p text:style-name="P98">Повторный запуск nginx</text:p>
          <text:list>
            <text:list-item>
              <text:p text:style-name="P98">sudo systemctl start nginx</text:p>
            </text:list-item>
            <text:list-item>
              <text:p text:style-name="P98">sudo systemctl status nginх</text:p>
            </text:list-item>
            <text:list-item>
              <text:p text:style-name="P98">Всё работает, ошибок нет.</text:p>
            </text:list-item>
          </text:list>
        </text:list-item>
        <text:list-item>
          <text:p text:style-name="P98">Просмотр логов сервиса nginx</text:p>
          <text:list>
            <text:list-item>
              <text:p text:style-name="P98">Все сообщения:</text:p>
              <text:list>
                <text:list-item>
                  <text:p text:style-name="P98">sudo journalctl -u nginx</text:p>
                </text:list-item>
              </text:list>
            </text:list-item>
            <text:list-item>
              <text:p text:style-name="P98">Только ошибки:</text:p>
              <text:list>
                <text:list-item>
                  <text:p text:style-name="P98">sudo journalctl -u nginx -p err -x</text:p>
                </text:list-item>
              </text:list>
            </text:list-item>
            <text:list-item>
              <text:p text:style-name="P98">Видно, что ошибки совпадают с причиной в статусе (например, не найден конфиг, занят порт).</text:p>
            </text:list-item>
          </text:list>
        </text:list-item>
        <text:list-item>
          <text:p text:style-name="P98">Имитация критической ошибки</text:p>
          <text:list>
            <text:list-item>
              <text:p text:style-name="P98">Переместил основной конфиг:</text:p>
              <text:list>
                <text:list-item>
                  <text:p text:style-name="P98">sudo mv /etc/nginx/nginx.conf ./</text:p>
                </text:list-item>
              </text:list>
            </text:list-item>
            <text:list-item>
              <text:p text:style-name="P98">Попытка старта:</text:p>
              <text:list>
                <text:list-item>
                  <text:p text:style-name="P98">sudo systemctl start nginx</text:p>
                </text:list-item>
              </text:list>
            </text:list-item>
            <text:list-item>
              <text:p text:style-name="P98">Сервис не запускается.</text:p>
            </text:list-item>
          </text:list>
        </text:list-item>
        <text:list-item>
          <text:p text:style-name="P98">Диагностика ошибки через journalctl</text:p>
          <text:list>
            <text:list-item>
              <text:p text:style-name="P98">sudo journalctl -u nginx -p err -x</text:p>
            </text:list-item>
            <text:list-item>
              <text:p text:style-name="P98">В логах ошибка: не найден конфиг, сервис не стартует.</text:p>
            </text:list-item>
          </text:list>
        </text:list-item>
        <text:list-item>
          <text:p text:style-name="P98">Восстановление работоспособности</text:p>
          <text:list>
            <text:list-item>
              <text:p text:style-name="P127"><text:soft-page-break/><text:span text:style-name="T5">Вернул конфиг обратно:</text:span></text:p>
              <text:list>
                <text:list-item>
                  <text:p text:style-name="P98">sudo mv ./nginx.conf /etc/nginx/</text:p>
                </text:list-item>
              </text:list>
            </text:list-item>
            <text:list-item>
              <text:p text:style-name="P98">Запустил сервис:</text:p>
              <text:list>
                <text:list-item>
                  <text:p text:style-name="P98">sudo systemctl start nginx</text:p>
                </text:list-item>
              </text:list>
            </text:list-item>
            <text:list-item>
              <text:p text:style-name="P98">Проверил статус:</text:p>
              <text:list>
                <text:list-item>
                  <text:p text:style-name="P98">sudo systemctl status nginx</text:p>
                </text:list-item>
              </text:list>
            </text:list-item>
            <text:list-item>
              <text:p text:style-name="P98">Всё ОК.</text:p>
            </text:list-item>
          </text:list>
        </text:list-item>
      </text:list>
      <text:p text:style-name="P48"/>
      <text:p text:style-name="P33">Выводы:</text:p>
      <text:list text:style-name="L39">
        <text:list-item>
          <text:p text:style-name="P99">Если сервис systemd не стартует — первым делом journalctl (-u service -p err -x).</text:p>
        </text:list-item>
        <text:list-item>
          <text:p text:style-name="P99">Ошибки почти всегда понятны из логов.</text:p>
        </text:list-item>
        <text:list-item>
          <text:p text:style-name="P99">После исправления ошибки всегда перепроверяю статус.</text:p>
        </text:list-item>
      </text:list>
      <text:p text:style-name="P48"/>
      <text:p text:style-name="P34">-------------------------------------------------------------------------------------------------------</text:p>
      <text:p text:style-name="P13"/>
      <text:p text:style-name="P13"><text:span text:style-name="T25">3</text:span><text:span text:style-name="T26">1</text:span><text:span text:style-name="T21">.07</text:span>.25</text:p>
      <text:p text:style-name="P49"><text:span text:style-name="T1"/></text:p>
      <text:p text:style-name="P49"><text:span text:style-name="T1">Тема:</text:span> </text:p>
      <text:list xml:id="list2733234687" text:style-name="L40">
        <text:list-item>
          <text:p text:style-name="P100">Управление пакетами на CentOS: поиск, установка, удаление httpd и nginx через yum</text:p>
        </text:list-item>
      </text:list>
      <text:p text:style-name="P49"/>
      <text:p text:style-name="P34">Ситуация:</text:p>
      <text:list text:style-name="L41">
        <text:list-item>
          <text:p text:style-name="P102">Практика поиска, установки, запуска, проверки и удаления сервисов (на примере httpd и nginx) с помощью стандартного пакетного менеджера yum.</text:p>
        </text:list-item>
      </text:list>
      <text:p text:style-name="P49"/>
      <text:p text:style-name="P34">Шаги и действия:</text:p>
      <text:list text:style-name="L42">
        <text:list-item>
          <text:p text:style-name="P103">Поиск пакета httpd</text:p>
          <text:list>
            <text:list-item>
              <text:p text:style-name="P103">yum search httpd</text:p>
            </text:list-item>
            <text:list-item>
              <text:p text:style-name="P103">В результатах найден пакет httpd.x86_64 (Apache HTTP Server).</text:p>
            </text:list-item>
          </text:list>
        </text:list-item>
        <text:list-item>
          <text:p text:style-name="P103">Информация о пакете</text:p>
          <text:list>
            <text:list-item>
              <text:p text:style-name="P103">yum info httpd</text:p>
            </text:list-item>
            <text:list-item>
              <text:p text:style-name="P103">Узнал версию, описание, репозиторий (например, appstream).</text:p>
            </text:list-item>
          </text:list>
        </text:list-item>
        <text:list-item>
          <text:p text:style-name="P103">Установка httpd</text:p>
          <text:list>
            <text:list-item>
              <text:p text:style-name="P103">sudo yum install httpd</text:p>
            </text:list-item>
            <text:list-item>
              <text:p text:style-name="P103">Все зависимости подтянулись автоматически.</text:p>
            </text:list-item>
          </text:list>
        </text:list-item>
        <text:list-item>
          <text:p text:style-name="P103">Запуск httpd</text:p>
          <text:list>
            <text:list-item>
              <text:p text:style-name="P103">sudo systemctl start httpd</text:p>
            </text:list-item>
            <text:list-item>
              <text:p text:style-name="P103">sudo systemctl status httpd</text:p>
            </text:list-item>
            <text:list-item>
              <text:p text:style-name="P103">Сервис активен (active (running)), ошибок нет.</text:p>
            </text:list-item>
          </text:list>
        </text:list-item>
        <text:list-item>
          <text:p text:style-name="P103">Удаление httpd</text:p>
          <text:list>
            <text:list-item>
              <text:p text:style-name="P103">sudo yum remove httpd</text:p>
            </text:list-item>
            <text:list-item>
              <text:p text:style-name="P103">Все связанные зависимости тоже удалены.</text:p>
            </text:list-item>
          </text:list>
        </text:list-item>
        <text:list-item>
          <text:p text:style-name="P103">Поиск пакета nginx</text:p>
          <text:list>
            <text:list-item>
              <text:p text:style-name="P128"><text:soft-page-break/><text:span text:style-name="T5">yum search nginx</text:span></text:p>
            </text:list-item>
            <text:list-item>
              <text:p text:style-name="P103">Пакет найден в репозитории (например, appstream или epel).</text:p>
            </text:list-item>
          </text:list>
        </text:list-item>
        <text:list-item>
          <text:p text:style-name="P103">Информация о nginx и определение репозитория</text:p>
          <text:list>
            <text:list-item>
              <text:p text:style-name="P103">yum info nginx</text:p>
            </text:list-item>
            <text:list-item>
              <text:p text:style-name="P103">В строке From repo — видно, из какого репозитория берётся nginx.</text:p>
            </text:list-item>
          </text:list>
        </text:list-item>
        <text:list-item>
          <text:p text:style-name="P103">Установка nginx</text:p>
          <text:list>
            <text:list-item>
              <text:p text:style-name="P103">sudo yum install nginx</text:p>
            </text:list-item>
            <text:list-item>
              <text:p text:style-name="P103">Если требуется, предварительно подключить epel</text:p>
              <text:list>
                <text:list-item>
                  <text:p text:style-name="P103">sudo yum install epel-release</text:p>
                </text:list-item>
              </text:list>
            </text:list-item>
          </text:list>
        </text:list-item>
        <text:list-item>
          <text:p text:style-name="P103">Запуск и проверка nginx</text:p>
          <text:list>
            <text:list-item>
              <text:p text:style-name="P103">sudo systemctl start nginx</text:p>
            </text:list-item>
            <text:list-item>
              <text:p text:style-name="P128"><text:span text:style-name="T5">sudo systemctl status ngi</text:span><text:span text:style-name="T13">nx</text:span></text:p>
            </text:list-item>
            <text:list-item>
              <text:p text:style-name="P103">Сервис активен, ошибок нет.</text:p>
            </text:list-item>
          </text:list>
        </text:list-item>
      </text:list>
      <text:p text:style-name="P60"><text:span text:style-name="T5"/></text:p>
      <text:p text:style-name="P34">Основные команды yum (для справки):</text:p>
      <text:list text:style-name="L43">
        <text:list-item>
          <text:p text:style-name="P104">yum install &lt;package&gt; — установить пакет и зависимости</text:p>
        </text:list-item>
        <text:list-item>
          <text:p text:style-name="P104">yum remove &lt;package&gt; — удалить пакет и зависимости</text:p>
        </text:list-item>
        <text:list-item>
          <text:p text:style-name="P104">yum search &lt;package&gt; — поиск по названию/описанию</text:p>
        </text:list-item>
        <text:list-item>
          <text:p text:style-name="P104">yum info &lt;package&gt; — подробная информация о пакете</text:p>
        </text:list-item>
        <text:list-item>
          <text:p text:style-name="P104">yum check-update — показать доступные обновления</text:p>
        </text:list-item>
        <text:list-item>
          <text:p text:style-name="P104">yum update &lt;package&gt; — обновить пакет</text:p>
        </text:list-item>
        <text:list-item>
          <text:p text:style-name="P104">yum repolist all — список всех репозиториев</text:p>
        </text:list-item>
        <text:list-item>
          <text:p text:style-name="P104">yum history — история действий yum</text:p>
        </text:list-item>
      </text:list>
      <text:p text:style-name="P49"/>
      <text:p text:style-name="P34">Выводы:</text:p>
      <text:list text:style-name="L44">
        <text:list-item>
          <text:p text:style-name="P105">Все операции по установке/удалению софта в CentOS проводятся через yum.</text:p>
        </text:list-item>
        <text:list-item>
          <text:p text:style-name="P105">Перед установкой всегда ищу и проверяю, в каком репозитории лежит нужный пакет.</text:p>
        </text:list-item>
        <text:list-item>
          <text:p text:style-name="P105">Для диагностики проблем с сервисами (например, nginx, httpd) использую systemctl status &lt;service&gt; и journalctl -u &lt;service&gt;.</text:p>
        </text:list-item>
        <text:list-item>
          <text:p text:style-name="P105">Если пакет не найден — подключаю нужный репозиторий (epel).</text:p>
        </text:list-item>
        <text:list-item>
          <text:p text:style-name="P105">После удаления пакета через yum автоматически убираются и связанные с ним зависимости, если они больше не нужны.</text:p>
        </text:list-item>
      </text:list>
      <text:p text:style-name="P49"/>
      <text:p text:style-name="P35">-------------------------------------------------------------------------------------------------------</text:p>
      <text:p text:style-name="P14"/>
      <text:p text:style-name="P14"><text:span text:style-name="T28">01.08</text:span>.25</text:p>
      <text:p text:style-name="P14"/>
      <text:p text:style-name="P50"><text:span text:style-name="T1">Тема:</text:span> </text:p>
      <text:list text:continue-list="list2733234687" text:style-name="L40">
        <text:list-item>
          <text:p text:style-name="P101">Сетевое взаимодействие двух ВМ — настройка вручную и обмен через httpd</text:p>
        </text:list-item>
      </text:list>
      <text:p text:style-name="P50"/>
      <text:p text:style-name="P35"/>
      <text:p text:style-name="P35"><text:soft-page-break/>Ситуация:</text:p>
      <text:list text:style-name="L45">
        <text:list-item>
          <text:p text:style-name="P106">Развернуть две виртуальные машины (VM1 и VM2) в одной сети.</text:p>
        </text:list-item>
        <text:list-item>
          <text:p text:style-name="P106">Настроить статические IP-адреса.</text:p>
        </text:list-item>
        <text:list-item>
          <text:p text:style-name="P106">Поднять на VM1 Apache httpd, создать test-страницу.</text:p>
        </text:list-item>
        <text:list-item>
          <text:p text:style-name="P106">Настроить на VM2 hosts-файл для обращения к VM1 по имени.</text:p>
        </text:list-item>
        <text:list-item>
          <text:p text:style-name="P106">Проверить доступность через curl (myserver.local).</text:p>
        </text:list-item>
      </text:list>
      <text:p text:style-name="P50"/>
      <text:p text:style-name="P35">Шаги и действия:</text:p>
      <text:list text:style-name="L46">
        <text:list-item>
          <text:p text:style-name="P107">Подготовка и сетевая настройка</text:p>
          <text:list>
            <text:list-item>
              <text:p text:style-name="P107">Клонировал первую ВМ для второй.</text:p>
            </text:list-item>
            <text:list-item>
              <text:p text:style-name="P107">В VirtualBox у обеих ВМ выставил один и тот же режим сети (Internal Network или Bridged).</text:p>
            </text:list-item>
            <text:list-item>
              <text:p text:style-name="P107">После запуска обеих ВМ задал статические адреса через nmcli:</text:p>
              <text:list>
                <text:list-item>
                  <text:p text:style-name="P107">На VM1:</text:p>
                  <text:list>
                    <text:list-item>
                      <text:p text:style-name="P107">sudo nmcli connection modify enp0s3 ipv4.addresses 10.0.0.101/24</text:p>
                    </text:list-item>
                    <text:list-item>
                      <text:p text:style-name="P107">sudo nmcli connection modify enp0s3 ipv4.method manual</text:p>
                    </text:list-item>
                    <text:list-item>
                      <text:p text:style-name="P107">sudo nmcli connection up enp0s3</text:p>
                    </text:list-item>
                  </text:list>
                </text:list-item>
                <text:list-item>
                  <text:p text:style-name="P107">На VM2:</text:p>
                  <text:list>
                    <text:list-item>
                      <text:p text:style-name="P107">sudo nmcli connection modify enp0s3 ipv4.addresses 10.0.0.102/24</text:p>
                    </text:list-item>
                    <text:list-item>
                      <text:p text:style-name="P107">sudo nmcli connection modify enp0s3 ipv4.method manual</text:p>
                    </text:list-item>
                    <text:list-item>
                      <text:p text:style-name="P107">sudo nmcli connection up enp0s3</text:p>
                    </text:list-item>
                  </text:list>
                </text:list-item>
                <text:list-item>
                  <text:p text:style-name="P107">Проверил адреса командой:</text:p>
                  <text:list>
                    <text:list-item>
                      <text:p text:style-name="P107">ip a</text:p>
                    </text:list-item>
                    <text:list-item>
                      <text:p text:style-name="P107">(VM1: 10.0.0.101, VM2: 10.0.0.102)</text:p>
                    </text:list-item>
                  </text:list>
                </text:list-item>
                <text:list-item>
                  <text:p text:style-name="P107">Проверил связность:</text:p>
                  <text:list>
                    <text:list-item>
                      <text:p text:style-name="P107">С VM2:</text:p>
                      <text:list>
                        <text:list-item>
                          <text:p text:style-name="P107">ping 10.0.0.101</text:p>
                        </text:list-item>
                        <text:list-item>
                          <text:p text:style-name="P107">(Ответы есть — сеть работает!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7">Настройка VM1 (сервер)</text:p>
          <text:list>
            <text:list-item>
              <text:p text:style-name="P107">Установил Apache httpd:</text:p>
              <text:list>
                <text:list-item>
                  <text:p text:style-name="P107">sudo yum install httpd</text:p>
                </text:list-item>
                <text:list-item>
                  <text:p text:style-name="P107">sudo systemctl start httpd</text:p>
                </text:list-item>
                <text:list-item>
                  <text:p text:style-name="P107">sudo systemctl enable httpd</text:p>
                </text:list-item>
              </text:list>
            </text:list-item>
            <text:list-item>
              <text:p text:style-name="P107">Создал test-страницу:</text:p>
              <text:list>
                <text:list-item>
                  <text:p text:style-name="P107">echo "Hello" | sudo tee /var/www/html/index.html</text:p>
                </text:list-item>
              </text:list>
            </text:list-item>
            <text:list-item>
              <text:p text:style-name="P107">Проверил доступность локально:</text:p>
              <text:list>
                <text:list-item>
                  <text:p text:style-name="P129"><text:span text:style-name="T5">curl </text:span><text:a xlink:type="simple" xlink:href="http://localhost/" text:style-name="Internet_20_link" text:visited-style-name="Visited_20_Internet_20_Link"><text:span text:style-name="T5">http://localhost/</text:span></text:a></text:p>
                </text:list-item>
                <text:list-item>
                  <text:p text:style-name="P107"># -&gt; Hello</text:p>
                </text:list-item>
              </text:list>
            </text:list-item>
            <text:list-item>
              <text:p text:style-name="P107">Убедился, что httpd слушает порт 80:</text:p>
              <text:list>
                <text:list-item>
                  <text:p text:style-name="P107">sudo ss -tuln | grep :80</text:p>
                </text:list-item>
                <text:list-item>
                  <text:p text:style-name="P107"># tcp ... *:80 …</text:p>
                </text:list-item>
              </text:list>
            </text:list-item>
            <text:list-item>
              <text:p text:style-name="P107">Firewall:</text:p>
              <text:list>
                <text:list-item>
                  <text:p text:style-name="P107">sudo firewall-cmd --add-service=http —permanent</text:p>
                </text:list-item>
                <text:list-item>
                  <text:p text:style-name="P129"><text:soft-page-break/><text:span text:style-name="T5">sudo firewall-cmd —reload</text:span></text:p>
                </text:list-item>
              </text:list>
            </text:list-item>
          </text:list>
        </text:list-item>
        <text:list-item>
          <text:p text:style-name="P107">Настройка VM2 (клиент)</text:p>
          <text:list>
            <text:list-item>
              <text:p text:style-name="P107">Прописал VM1 в /etc/hosts:</text:p>
              <text:list>
                <text:list-item>
                  <text:p text:style-name="P107">sudo nano /etc/hosts</text:p>
                </text:list-item>
                <text:list-item>
                  <text:p text:style-name="P107">Добавил:</text:p>
                  <text:list>
                    <text:list-item>
                      <text:p text:style-name="P107">10.0.0.101 myserver.local</text:p>
                    </text:list-item>
                  </text:list>
                </text:list-item>
              </text:list>
            </text:list-item>
            <text:list-item>
              <text:p text:style-name="P107">Проверил разрешение имени:</text:p>
              <text:list>
                <text:list-item>
                  <text:p text:style-name="P107">ping myserver.local</text:p>
                </text:list-item>
                <text:list-item>
                  <text:p text:style-name="P107"># Ответы от 10.0.0.101</text:p>
                </text:list-item>
              </text:list>
            </text:list-item>
            <text:list-item>
              <text:p text:style-name="P107">Проверил доступ через curl:</text:p>
              <text:list>
                <text:list-item>
                  <text:p text:style-name="P107">curl -L myserver.local</text:p>
                </text:list-item>
                <text:list-item>
                  <text:p text:style-name="P107"># -&gt; Hello</text:p>
                </text:list-item>
              </text:list>
            </text:list-item>
          </text:list>
        </text:list-item>
        <text:list-item>
          <text:p text:style-name="P107">Итог</text:p>
          <text:list>
            <text:list-item>
              <text:p text:style-name="P107">Сеть поднята вручную, IP-адреса заданы через nmcli.</text:p>
            </text:list-item>
            <text:list-item>
              <text:p text:style-name="P107">VM2 успешно обращается к VM1 по имени myserver.local, получает test-страницу по HTTP.</text:p>
            </text:list-item>
            <text:list-item>
              <text:p text:style-name="P107">Все действия воспроизведены только стандартными средствами CentOS (NetworkManager, Apache, hosts, ping, curl).</text:p>
            </text:list-item>
          </text:list>
        </text:list-item>
      </text:list>
      <text:p text:style-name="P50"/>
      <text:p text:style-name="P37">-------------------------------------------------------------------------------------------------------</text:p>
      <text:p text:style-name="P16"/>
      <text:p text:style-name="P16"><text:span text:style-name="T28">0</text:span><text:span text:style-name="T30">2</text:span><text:span text:style-name="T28">.08</text:span>.25</text:p>
      <text:p text:style-name="P16"/>
      <text:p text:style-name="P37">Тема:</text:p>
      <text:list text:style-name="L47">
        <text:list-item>
          <text:p text:style-name="P108">Настройка ssh-доступа между двумя ВМ (CentOS)</text:p>
        </text:list-item>
      </text:list>
      <text:p text:style-name="P37">Шаги:</text:p>
      <text:list text:style-name="L48">
        <text:list-item>
          <text:p text:style-name="P109">Создать две ВМ: VM1 и VM2</text:p>
        </text:list-item>
        <text:list-item>
          <text:p text:style-name="P109">Создать пользователя Name_Surname на VM2 с домашней директорией</text:p>
        </text:list-item>
        <text:list-item>
          <text:p text:style-name="P109">Проверить наличие и работу sshd и ssh на обеих ВМ</text:p>
        </text:list-item>
        <text:list-item>
          <text:p text:style-name="P109">Проверить ping с VM1 на VM2</text:p>
        </text:list-item>
        <text:list-item>
          <text:p text:style-name="P109">Сгенерировать ssh-ключи для пользователя Name_Surname на VM2</text:p>
        </text:list-item>
        <text:list-item>
          <text:p text:style-name="P109">Настроить вход по ключу: с VM1 на VM2 без пароля под Name_Surname</text:p>
        </text:list-item>
        <text:list-item>
          <text:p text:style-name="P109">Создать ssh config на VM1 для быстрого доступа к VM2 под этим пользователем</text:p>
        </text:list-item>
        <text:list-item>
          <text:p text:style-name="P109">Передать файл с помощью scp с VM1 в домашнюю директорию Name_Surname на VM2</text:p>
        </text:list-item>
      </text:list>
      <text:p text:style-name="P37">Ход работы:</text:p>
      <text:list text:style-name="L49">
        <text:list-item>
          <text:p text:style-name="P110">Создание и подготовка ВМ</text:p>
          <text:list>
            <text:list-item>
              <text:p text:style-name="P110">Созданы две виртуальные машины: VM1 и VM2.</text:p>
            </text:list-item>
            <text:list-item>
              <text:p text:style-name="P110">На VM2 добавлен пользователь с домашней директорией:</text:p>
              <text:list>
                <text:list-item>
                  <text:p text:style-name="P110">sudo useradd -m Mykola_Husarevych</text:p>
                </text:list-item>
              </text:list>
            </text:list-item>
          </text:list>
        </text:list-item>
        <text:list-item>
          <text:p text:style-name="P110">Проверка наличия sshd и ssh</text:p>
          <text:list>
            <text:list-item>
              <text:p text:style-name="P130"><text:soft-page-break/><text:span text:style-name="T5">На обеих ВМ:</text:span></text:p>
              <text:list>
                <text:list-item>
                  <text:p text:style-name="P110">Проверил наличие ssh-сервера (sshd) и клиента (ssh).</text:p>
                </text:list-item>
                <text:list-item>
                  <text:p text:style-name="P110">Проверил, что сервис sshd активен:</text:p>
                  <text:list>
                    <text:list-item>
                      <text:p text:style-name="P110">sudo systemctl status sshd</text:p>
                    </text:list-item>
                  </text:list>
                </text:list-item>
                <text:list-item>
                  <text:p text:style-name="P110">Подсказка: если не работает, ищем альтернативное название службы (на CentOS — sshd).</text:p>
                </text:list-item>
              </text:list>
            </text:list-item>
          </text:list>
        </text:list-item>
        <text:list-item>
          <text:p text:style-name="P110">Проверка сети</text:p>
          <text:list>
            <text:list-item>
              <text:p text:style-name="P110">Узнал IP-адрес VM2 командой:</text:p>
              <text:list>
                <text:list-item>
                  <text:p text:style-name="P110">ip a</text:p>
                </text:list-item>
                <text:list-item>
                  <text:p text:style-name="P110">VM2 получила адрес, например, 10.0.0.102.</text:p>
                </text:list-item>
              </text:list>
            </text:list-item>
            <text:list-item>
              <text:p text:style-name="P110">С VM1:</text:p>
              <text:list>
                <text:list-item>
                  <text:p text:style-name="P110">ping 10.0.0.102</text:p>
                </text:list-item>
                <text:list-item>
                  <text:p text:style-name="P110">Ответ есть — ВМ видят друг друга в одной сети.</text:p>
                </text:list-item>
              </text:list>
            </text:list-item>
          </text:list>
        </text:list-item>
        <text:list-item>
          <text:p text:style-name="P110">Генерация ssh-ключей на VM1</text:p>
          <text:list>
            <text:list-item>
              <text:p text:style-name="P110">На VM1, под обычным пользователем:</text:p>
              <text:list>
                <text:list-item>
                  <text:p text:style-name="P110">ssh-keygen</text:p>
                </text:list-item>
                <text:list-item>
                  <text:p text:style-name="P110">Ключи созданы по умолчанию:</text:p>
                  <text:list>
                    <text:list-item>
                      <text:p text:style-name="P110">приватный — ~/.ssh/id_rsa, публичный — ~/.ssh/id_rsa.pub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Передача публичного ключа на VM2</text:p>
          <text:list>
            <text:list-item>
              <text:p text:style-name="P110">Использовал:</text:p>
              <text:list>
                <text:list-item>
                  <text:p text:style-name="P130"><text:span text:style-name="T5">ssh-copy-id </text:span><text:a xlink:type="simple" xlink:href="mailto:Mykola_Husarevych@10.0.0.102" text:style-name="Internet_20_link" text:visited-style-name="Visited_20_Internet_20_Link"><text:span text:style-name="T5">Mykola_Husarevych@10.0.0.102</text:span></text:a></text:p>
                </text:list-item>
                <text:list-item>
                  <text:p text:style-name="P110">Первый раз — подключение по паролю (пароль нового пользователя VM2).</text:p>
                </text:list-item>
              </text:list>
            </text:list-item>
            <text:list-item>
              <text:p text:style-name="P110">После успешной передачи ключа — вход по ssh-ключу.</text:p>
            </text:list-item>
          </text:list>
        </text:list-item>
        <text:list-item>
          <text:p text:style-name="P110">Проверка ssh-доступа без пароля</text:p>
          <text:list>
            <text:list-item>
              <text:p text:style-name="P110">На VM1:</text:p>
              <text:list>
                <text:list-item>
                  <text:p text:style-name="P130"><text:span text:style-name="T5">ssh </text:span><text:a xlink:type="simple" xlink:href="mailto:Mykola_Husarevych@10.0.0.102" text:style-name="Internet_20_link" text:visited-style-name="Visited_20_Internet_20_Link"><text:span text:style-name="T5">Mykola_Husarevych@10.0.0.102</text:span></text:a></text:p>
                </text:list-item>
                <text:list-item>
                  <text:p text:style-name="P110">Успешно подключился без пароля.</text:p>
                </text:list-item>
              </text:list>
            </text:list-item>
          </text:list>
        </text:list-item>
        <text:list-item>
          <text:p text:style-name="P110">Создание ssh-конфига на VM1</text:p>
          <text:list>
            <text:list-item>
              <text:p text:style-name="P110">В файл ~/.ssh/config добавил секцию:</text:p>
              <text:list>
                <text:list-item>
                  <text:p text:style-name="P110">Host vm2</text:p>
                  <text:p text:style-name="P110">HostName 10.0.0.102</text:p>
                  <text:p text:style-name="P110">User Mykola_Husarevych</text:p>
                  <text:p text:style-name="P110">IdentityFile ~/.ssh/id_rsa</text:p>
                </text:list-item>
              </text:list>
            </text:list-item>
            <text:list-item>
              <text:p text:style-name="P110">Теперь подключение к VM2 делается просто:</text:p>
              <text:list>
                <text:list-item>
                  <text:p text:style-name="P110">ssh vm2</text:p>
                </text:list-item>
              </text:list>
            </text:list-item>
          </text:list>
        </text:list-item>
        <text:list-item>
          <text:p text:style-name="P110">Передача файла по scp</text:p>
          <text:list>
            <text:list-item>
              <text:p text:style-name="P110">На VM1 создал файл:</text:p>
              <text:list>
                <text:list-item>
                  <text:p text:style-name="P110">echo "Test file" &gt; test.txt</text:p>
                </text:list-item>
              </text:list>
            </text:list-item>
            <text:list-item>
              <text:p text:style-name="P110">Передал на VM2 (в домашний каталог нового пользователя):</text:p>
              <text:list>
                <text:list-item>
                  <text:p text:style-name="P110">scp test.txt vm2:~</text:p>
                </text:list-item>
              </text:list>
            </text:list-item>
            <text:list-item>
              <text:p text:style-name="P110">Проверил на VM2 — файл появился:</text:p>
              <text:list>
                <text:list-item>
                  <text:p text:style-name="P110">ls ~</text:p>
                </text:list-item>
              </text:list>
            </text:list-item>
          </text:list>
        </text:list-item>
        <text:list-item>
          <text:p text:style-name="P110">Важно! Особенности и подводные камни</text:p>
          <text:list>
            <text:list-item>
              <text:p text:style-name="P130"><text:soft-page-break/><text:span text:style-name="T5">Если IP-адреса на ВМ меняются или разные сети — настроить вручную.</text:span></text:p>
            </text:list-item>
            <text:list-item>
              <text:p text:style-name="P110">В authorized_keys должен быть именно публичный ключ пользователя, который ссылается на приватный ключ на VM1.</text:p>
            </text:list-item>
            <text:list-item>
              <text:p text:style-name="P110">sshd должен быть запущен и слушать порт 22.</text:p>
            </text:list-item>
            <text:list-item>
              <text:p text:style-name="P110">При ошибках — всегда смотреть права на .ssh и authorized_keys (700 и 600 соответственно).</text:p>
            </text:list-item>
            <text:list-item>
              <text:p text:style-name="P110">Для scp и ssh по короткому имени обязательно нужен рабочий ssh config.</text:p>
            </text:list-item>
          </text:list>
        </text:list-item>
      </text:list>
      <text:p text:style-name="P51"/>
      <text:p text:style-name="P36">-------------------------------------------------------------------------------------------------------</text:p>
      <text:p text:style-name="P15"/>
      <text:p text:style-name="P15"><text:span text:style-name="T28">0</text:span><text:span text:style-name="T29">3</text:span><text:span text:style-name="T28">.08</text:span>.25</text:p>
      <text:p text:style-name="P15"/>
      <text:p text:style-name="P36">Тема:</text:p>
      <text:list text:style-name="L50">
        <text:list-item>
          <text:p text:style-name="P111">Конспект теста Linux (RU/EN) с подробными заметками</text:p>
        </text:list-item>
      </text:list>
      <text:p text:style-name="P36">Вопросы:</text:p>
      <text:list text:style-name="L51">
        <text:list-item>
          <text:p text:style-name="P131"><text:span text:style-name="T5">Как очистить экран терминала? </text:span><text:span text:style-name="T14">(</text:span><text:span text:style-name="T5">How do you clear the terminal screen in Linux?</text:span><text:span text:style-name="T14">)</text:span></text:p>
          <text:list>
            <text:list-item>
              <text:p text:style-name="P112">Ответ/Answer: </text:p>
              <text:list>
                <text:list-item>
                  <text:p text:style-name="P112">clear</text:p>
                </text:list-item>
              </text:list>
            </text:list-item>
            <text:list-item>
              <text:p text:style-name="P112">Заметка: </text:p>
              <text:list>
                <text:list-item>
                  <text:p text:style-name="P112">Просто набери clear и нажми Enter — терминал очистится, но история команд останется.</text:p>
                </text:list-item>
              </text:list>
            </text:list-item>
          </text:list>
        </text:list-item>
        <text:list-item>
          <text:p text:style-name="P131"><text:span text:style-name="T5">Как запустить скрипт после chmod +x test.sh? </text:span><text:span text:style-name="T14">(</text:span><text:span text:style-name="T5">After chmod +x test.sh you should start test.sh with these symbols.</text:span><text:span text:style-name="T14">)</text:span></text:p>
          <text:list>
            <text:list-item>
              <text:p text:style-name="P112">Ответ/Answer: </text:p>
              <text:list>
                <text:list-item>
                  <text:p text:style-name="P112"><text:s/>./</text:p>
                </text:list-item>
              </text:list>
            </text:list-item>
            <text:list-item>
              <text:p text:style-name="P112">Заметка: </text:p>
              <text:list>
                <text:list-item>
                  <text:p text:style-name="P112">./ означает “запусти из текущей папки”.</text:p>
                </text:list-item>
                <text:list-item>
                  <text:p text:style-name="P112">Если ты находишься в папке с файлом, введи: ./test.sh</text:p>
                </text:list-item>
                <text:list-item>
                  <text:p text:style-name="P112">Если файл в другой папке — указывай полный путь: /usr/bin/local/test.sh</text:p>
                </text:list-item>
                <text:list-item>
                  <text:p text:style-name="P112">./ перед путём нужен только для файлов в текущей директории.</text:p>
                </text:list-item>
                <text:list-item>
                  <text:p text:style-name="P112">Для подпапок можно писать local/test.sh без точки — это тоже корректно.</text:p>
                </text:list-item>
              </text:list>
            </text:list-item>
          </text:list>
        </text:list-item>
        <text:list-item>
          <text:p text:style-name="P131"><text:span text:style-name="T5">Какой сетевой интерфейс всегда есть в Linux? </text:span><text:span text:style-name="T14">(</text:span><text:span text:style-name="T5">Which network interface is always present on a Linux system?</text:span><text:span text:style-name="T14">)</text:span></text:p>
          <text:list>
            <text:list-item>
              <text:p text:style-name="P112">Ответ/Answer: </text:p>
              <text:list>
                <text:list-item>
                  <text:p text:style-name="P112">lo</text:p>
                </text:list-item>
              </text:list>
            </text:list-item>
            <text:list-item>
              <text:p text:style-name="P112">Заметка: </text:p>
              <text:list>
                <text:list-item>
                  <text:p text:style-name="P112">lo — это виртуальный loopback-интерфейс, работает даже если в системе нет ни одной сетевой карты.</text:p>
                </text:list-item>
                <text:list-item>
                  <text:p text:style-name="P131"><text:soft-page-break/><text:span text:style-name="T5">Используется для связи системы самой с собой (localhost, 127.0.0.1).</text:span></text:p>
                </text:list-item>
                <text:list-item>
                  <text:p text:style-name="P112">Без lo многие сервисы не будут работать — он всегда отображается в ip a и ifconfig.</text:p>
                </text:list-item>
              </text:list>
            </text:list-item>
          </text:list>
        </text:list-item>
        <text:list-item>
          <text:p text:style-name="P131"><text:span text:style-name="T5">Как скрыть вывод ошибок команды? </text:span><text:span text:style-name="T14">(</text:span><text:span text:style-name="T5">What is the correct syntax to hide error output of a command from the monitor?</text:span><text:span text:style-name="T14">)</text:span></text:p>
          <text:list>
            <text:list-item>
              <text:p text:style-name="P112">Ответ/Answer: </text:p>
              <text:list>
                <text:list-item>
                  <text:p text:style-name="P112">command 2&gt; /dev/null</text:p>
                </text:list-item>
              </text:list>
            </text:list-item>
            <text:list-item>
              <text:p text:style-name="P112">Заметка: </text:p>
              <text:list>
                <text:list-item>
                  <text:p text:style-name="P112">“2” — это stderr (поток ошибок).</text:p>
                </text:list-item>
                <text:list-item>
                  <text:p text:style-name="P112">/ dev/null — это «чёрная дыра» в Linux: всё, что туда отправляется, просто исчезает.</text:p>
                </text:list-item>
                <text:list-item>
                  <text:p text:style-name="P112">Если хочешь скрыть обычный вывод и ошибки — записывай: command &gt; /dev/null 2&gt;&amp;1</text:p>
                </text:list-item>
              </text:list>
            </text:list-item>
          </text:list>
        </text:list-item>
        <text:list-item>
          <text:p text:style-name="P131"><text:span text:style-name="T5">Что выведет команда: user=$(whoami); echo $user </text:span><text:span text:style-name="T14">(</text:span><text:span text:style-name="T5">What will be the output of the following command?</text:span><text:span text:style-name="T14">)</text:span></text:p>
          <text:list>
            <text:list-item>
              <text:p text:style-name="P112">Ответ/Answer: </text:p>
              <text:list>
                <text:list-item>
                  <text:p text:style-name="P112">userA</text:p>
                </text:list-item>
              </text:list>
            </text:list-item>
            <text:list-item>
              <text:p text:style-name="P112">Заметка: </text:p>
              <text:list>
                <text:list-item>
                  <text:p text:style-name="P112">$(whoami) выполняет команду whoami (текущий пользователь) и присваивает результат переменной user.</text:p>
                </text:list-item>
                <text:list-item>
                  <text:p text:style-name="P112">echo $user выводит значение переменной.</text:p>
                </text:list-item>
                <text:list-item>
                  <text:p text:style-name="P112">Такая переменная видна только в этом терминале и исчезнет после его закрытия.</text:p>
                </text:list-item>
              </text:list>
            </text:list-item>
          </text:list>
        </text:list-item>
        <text:list-item>
          <text:p text:style-name="P131"><text:span text:style-name="T5">Какой командой меняют владельца файла? </text:span><text:span text:style-name="T14">(</text:span><text:span text:style-name="T5">Which command is used to change the owner of a file?</text:span><text:span text:style-name="T14">)</text:span></text:p>
          <text:list>
            <text:list-item>
              <text:p text:style-name="P112">Ответ/Answer: </text:p>
              <text:list>
                <text:list-item>
                  <text:p text:style-name="P112">chown</text:p>
                </text:list-item>
              </text:list>
            </text:list-item>
            <text:list-item>
              <text:p text:style-name="P112">Заметка:</text:p>
              <text:list>
                <text:list-item>
                  <text:p text:style-name="P112">chmod — меняет права доступа (чтение, запись, выполнение).</text:p>
                </text:list-item>
                <text:list-item>
                  <text:p text:style-name="P112">chown — меняет владельца файла/папки.</text:p>
                </text:list-item>
                <text:list-item>
                  <text:p text:style-name="P112">chgrp — меняет группу файла/папки.</text:p>
                </text:list-item>
                <text:list-item>
                  <text:p text:style-name="P112">В имени команд легко ориентироваться: ch (change), mod (mode), own (owner), grp (group).</text:p>
                </text:list-item>
              </text:list>
            </text:list-item>
          </text:list>
        </text:list-item>
        <text:list-item>
          <text:p text:style-name="P131"><text:span text:style-name="T5">Как найти все .sh файлы в домашней папке? </text:span><text:span text:style-name="T14">(</text:span><text:span text:style-name="T5">How to find all shell files (.sh) in your home directory?</text:span><text:span text:style-name="T14">)</text:span></text:p>
          <text:list>
            <text:list-item>
              <text:p text:style-name="P112">Ответ/Answer: </text:p>
              <text:list>
                <text:list-item>
                  <text:p text:style-name="P112">ls -la /home/user | grep '.sh'</text:p>
                </text:list-item>
              </text:list>
            </text:list-item>
            <text:list-item>
              <text:p text:style-name="P112">Заметка: </text:p>
              <text:list>
                <text:list-item>
                  <text:p text:style-name="P112">Эта команда покажет только .sh-файлы в самой домашней папке, не в подпапках.</text:p>
                </text:list-item>
                <text:list-item>
                  <text:p text:style-name="P112">Для поиска по всем папкам используют: find ~ -name "*.sh"</text:p>
                </text:list-item>
                <text:list-item>
                  <text:p text:style-name="P112">grep фильтрует вывод, оставляя только строки с .sh.</text:p>
                </text:list-item>
              </text:list>
            </text:list-item>
          </text:list>
        </text:list-item>
        <text:list-item>
          <text:p text:style-name="P131"><text:span text:style-name="T5">Какой будет вывод: echo expr 7 % 3 </text:span><text:span text:style-name="T14">(</text:span><text:span text:style-name="T5">What is the output of the following command?</text:span><text:span text:style-name="T14">)</text:span></text:p>
          <text:list>
            <text:list-item>
              <text:p text:style-name="P131"><text:soft-page-break/><text:span text:style-name="T5">Ответ/Answer: </text:span></text:p>
              <text:list>
                <text:list-item>
                  <text:p text:style-name="P112">1</text:p>
                </text:list-item>
              </text:list>
            </text:list-item>
            <text:list-item>
              <text:p text:style-name="P112">Заметка: </text:p>
              <text:list>
                <text:list-item>
                  <text:p text:style-name="P112">expr — команда для простых арифметических операций. % — остаток от деления.</text:p>
                </text:list-item>
                <text:list-item>
                  <text:p text:style-name="P112">7 / 3 = 2, остаток 1.</text:p>
                </text:list-item>
                <text:list-item>
                  <text:p text:style-name="P112">Для современных скриптов проще использовать $((7 % 3)).</text:p>
                </text:list-item>
              </text:list>
            </text:list-item>
          </text:list>
        </text:list-item>
        <text:list-item>
          <text:p text:style-name="P131"><text:span text:style-name="T5">Какая опция у echo отключает перевод строки? </text:span><text:span text:style-name="T14">(</text:span><text:span text:style-name="T5">Which option will cause the echo command NOT to output a trailing newline?</text:span><text:span text:style-name="T14">)</text:span></text:p>
          <text:list>
            <text:list-item>
              <text:p text:style-name="P112">Ответ/Answer: </text:p>
              <text:list>
                <text:list-item>
                  <text:p text:style-name="P112">-n</text:p>
                </text:list-item>
              </text:list>
            </text:list-item>
            <text:list-item>
              <text:p text:style-name="P112">Заметка: </text:p>
              <text:list>
                <text:list-item>
                  <text:p text:style-name="P112">echo -n "текст" — напечатает без перехода на новую строку.</text:p>
                </text:list-item>
                <text:list-item>
                  <text:p text:style-name="P112">Обычно используется для ввода данных в одной строке (например, prompt).</text:p>
                </text:list-item>
                <text:list-item>
                  <text:p text:style-name="P112">-e включает поддержку спецсимволов (\n — новая строка, \t — табуляция).</text:p>
                </text:list-item>
              </text:list>
            </text:list-item>
          </text:list>
        </text:list-item>
        <text:list-item>
          <text:p text:style-name="P131"><text:span text:style-name="T5">Какой будет вывод: echo linux $0 </text:span><text:span text:style-name="T14">(</text:span><text:span text:style-name="T5">What will be the output of the following command in bash?</text:span><text:span text:style-name="T14">)</text:span></text:p>
          <text:list>
            <text:list-item>
              <text:p text:style-name="P112">Ответ/Answer: </text:p>
              <text:list>
                <text:list-item>
                  <text:p text:style-name="P112">linux bash</text:p>
                </text:list-item>
              </text:list>
            </text:list-item>
            <text:list-item>
              <text:p text:style-name="P112">Заметка: </text:p>
              <text:list>
                <text:list-item>
                  <text:p text:style-name="P112">$0 — имя текущей программы или скрипта (в интерактивном терминале — bash).</text:p>
                </text:list-item>
                <text:list-item>
                  <text:p text:style-name="P112">Это не путь к папке! Для текущей папки используется pwd.</text:p>
                </text:list-item>
              </text:list>
            </text:list-item>
          </text:list>
        </text:list-item>
      </text:list>
      <text:p text:style-name="P50"/>
      <text:p text:style-name="P118">-------------------------------------------------------------------------------------------------------</text:p>
      <text:p text:style-name="P117"/>
      <text:p text:style-name="P117"><text:span text:style-name="T28">0</text:span><text:span text:style-name="T31">8</text:span><text:span text:style-name="T28">.08</text:span>.25</text:p>
      <text:p text:style-name="P117"/>
      <text:p text:style-name="P118">Тема:</text:p>
      <text:list text:style-name="L52">
        <text:list-item>
          <text:p text:style-name="P132"><text:span text:style-name="T5">Настройка сети, служб и правил брандмауэра в CentOS.</text:span></text:p>
        </text:list-item>
      </text:list>
      <text:p text:style-name="P50"><text:span text:style-name="T1"/></text:p>
      <text:p text:style-name="P114"><text:span text:style-name="T1">Задачи:</text:span> </text:p>
      <text:list text:style-name="L53">
        <text:list-item>
          <text:p text:style-name="P133"><text:span text:style-name="T5">Выполнить 6 пунктов по настройке сети, DHCP, маршрутизации, SSH, firewall и NAT.</text:span></text:p>
        </text:list-item>
      </text:list>
      <text:p text:style-name="P118"><text:span text:style-name="T31">Шаги:</text:span></text:p>
      <text:list text:style-name="L54">
        <text:list-item>
          <text:p text:style-name="P134"><text:span text:style-name="T5">Настройка статических адресов на всех интерфейсах Server_1</text:span></text:p>
          <text:list>
            <text:list-item>
              <text:p text:style-name="P134"><text:span text:style-name="T5">Установить постоянные IP-адреса для всех интерфейсов сервера.</text:span></text:p>
              <text:list>
                <text:list-item>
                  <text:p text:style-name="P134"><text:span text:style-name="T5">Открыли конфиги сетевых интерфейсов:</text:span></text:p>
                  <text:list>
                    <text:list-item>
                      <text:p text:style-name="P134"><text:span text:style-name="T5">sudo nano /etc/sysconfig/network-scripts/ifcfg-enp0s3</text:span></text:p>
                    </text:list-item>
                    <text:list-item>
                      <text:p text:style-name="P134"><text:span text:style-name="T5">sudo nano /etc/sysconfig/network-scripts/ifcfg-enp0s8</text:span></text:p>
                    </text:list-item>
                    <text:list-item>
                      <text:p text:style-name="P134"><text:span text:style-name="T5">sudo nano /etc/sysconfig/network-scripts/ifcfg-enp0s9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"><text:span text:style-name="T5">Прописали IP-адреса, маски и шлюзы:</text:span></text:p>
          <text:list>
            <text:list-item>
              <text:p text:style-name="P134"><text:soft-page-break/><text:span text:style-name="T5">/etc/sysconfig/network-scripts/ifcfg-enp0s3</text:span></text:p>
              <text:list>
                <text:list-item>
                  <text:p text:style-name="P134"><text:span text:style-name="T5">TYPE=Ethernet</text:span></text:p>
                  <text:p text:style-name="P134"><text:span text:style-name="T5">BOOTPROTO=static</text:span></text:p>
                  <text:p text:style-name="P134"><text:span text:style-name="T5">NAME=enp0s3</text:span></text:p>
                  <text:p text:style-name="P134"><text:span text:style-name="T5">DEVICE=enp0s3</text:span></text:p>
                  <text:p text:style-name="P134"><text:span text:style-name="T5">ONBOOT=yes</text:span></text:p>
                  <text:p text:style-name="P134"><text:span text:style-name="T5">IPADDR=10.0.2.1</text:span></text:p>
                  <text:p text:style-name="P134"><text:span text:style-name="T5">NETMASK=255.255.255.0</text:span></text:p>
                </text:list-item>
              </text:list>
            </text:list-item>
            <text:list-item>
              <text:p text:style-name="P134"><text:span text:style-name="T5">/etc/sysconfig/network-scripts/ifcfg-enp0s8</text:span></text:p>
              <text:list>
                <text:list-item>
                  <text:p text:style-name="P134"><text:span text:style-name="T5">TYPE=Ethernet</text:span></text:p>
                  <text:p text:style-name="P134"><text:span text:style-name="T5">BOOTPROTO=static</text:span></text:p>
                  <text:p text:style-name="P134"><text:span text:style-name="T5">NAME=enp0s8</text:span></text:p>
                  <text:p text:style-name="P134"><text:span text:style-name="T5">DEVICE=enp0s8</text:span></text:p>
                  <text:p text:style-name="P134"><text:span text:style-name="T5">ONBOOT=yes</text:span></text:p>
                  <text:p text:style-name="P134"><text:span text:style-name="T5">IPADDR=10.0.4.1</text:span></text:p>
                  <text:p text:style-name="P134"><text:span text:style-name="T5">NETMASK=255.255.255.0</text:span></text:p>
                </text:list-item>
              </text:list>
            </text:list-item>
            <text:list-item>
              <text:p text:style-name="P134"><text:span text:style-name="T5">/etc/sysconfig/network-scripts/ifcfg-enp0s9</text:span></text:p>
              <text:list>
                <text:list-item>
                  <text:p text:style-name="P134"><text:span text:style-name="T5">TYPE=Ethernet</text:span></text:p>
                  <text:p text:style-name="P134"><text:span text:style-name="T5">BOOTPROTO=static</text:span></text:p>
                  <text:p text:style-name="P134"><text:span text:style-name="T5">NAME=enp0s9</text:span></text:p>
                  <text:p text:style-name="P134"><text:span text:style-name="T5">DEVICE=enp0s9</text:span></text:p>
                  <text:p text:style-name="P134"><text:span text:style-name="T5">ONBOOT=yes</text:span></text:p>
                  <text:p text:style-name="P134"><text:span text:style-name="T5">IPADDR=10.0.3.1</text:span></text:p>
                  <text:p text:style-name="P134"><text:span text:style-name="T5">NETMASK=255.255.255.0</text:span></text:p>
                </text:list-item>
              </text:list>
            </text:list-item>
            <text:list-item>
              <text:p text:style-name="P134"><text:span text:style-name="T5">После изменений:</text:span></text:p>
              <text:list>
                <text:list-item>
                  <text:p text:style-name="P134"><text:span text:style-name="T5">sudo systemctl restart network</text:span></text:p>
                </text:list-item>
                <text:list-item>
                  <text:p text:style-name="P134"><text:span text:style-name="T5">ip a</text:span></text:p>
                </text:list-item>
                <text:list-item>
                  <text:p text:style-name="P134"><text:span text:style-name="T5">ping 10.0.2.1</text:span></text:p>
                </text:list-item>
              </text:list>
            </text:list-item>
          </text:list>
        </text:list-item>
        <text:list-item>
          <text:p text:style-name="P134"><text:span text:style-name="T5">Настройка DHCP-сервиса на Server_1</text:span></text:p>
          <text:list>
            <text:list-item>
              <text:p text:style-name="P134"><text:span text:style-name="T5">Чтобы интерфейсы Int1 на Client_1 и Client_2 получали адреса автоматически.</text:span></text:p>
            </text:list-item>
            <text:list-item>
              <text:p text:style-name="P134"><text:span text:style-name="T5">Установили DHCP-сервер:</text:span></text:p>
              <text:list>
                <text:list-item>
                  <text:p text:style-name="P134"><text:span text:style-name="T5">sudo dnf install dhcp-server -y</text:span></text:p>
                </text:list-item>
              </text:list>
            </text:list-item>
            <text:list-item>
              <text:p text:style-name="P134"><text:span text:style-name="T5">Отредактировали /etc/dhcp/dhcpd.conf:</text:span></text:p>
            </text:list-item>
            <text:list-item>
              <text:p text:style-name="P134"><text:span text:style-name="T5">subnet 10.0.2.0 netmask 255.255.255.0 {</text:span></text:p>
            </text:list-item>
          </text:list>
          <text:p text:style-name="P134"><text:span text:style-name="T5"><text:s text:c="7"/>range 10.0.2.15 10.0.2.50;</text:span></text:p>
          <text:p text:style-name="P134"><text:span text:style-name="T5"><text:s text:c="7"/>option routers 10.0.2.1;</text:span></text:p>
          <text:p text:style-name="P134"><text:span text:style-name="T5"><text:s text:c="7"/>option subnet-mask 255.255.255.0;</text:span></text:p>
          <text:p text:style-name="P134"><text:span text:style-name="T5"><text:s text:c="7"/>option domain-name-servers 8.8.8.8;</text:span></text:p>
          <text:p text:style-name="P134"><text:span text:style-name="T5"><text:s text:c="5"/>}</text:span></text:p>
          <text:list text:continue-numbering="true">
            <text:list-item>
              <text:p text:style-name="P134"><text:span text:style-name="T5">Запустили сервис:</text:span></text:p>
              <text:list>
                <text:list-item>
                  <text:p text:style-name="P134"><text:span text:style-name="T5">sudo systemctl enable --now dhcpd</text:span></text:p>
                </text:list-item>
              </text:list>
            </text:list-item>
            <text:list-item>
              <text:p text:style-name="P134"><text:span text:style-name="T5">На клиентах проверили получение адресов:</text:span></text:p>
              <text:list>
                <text:list-item>
                  <text:p text:style-name="P134"><text:span text:style-name="T5">ip a</text:span></text:p>
                </text:list-item>
              </text:list>
            </text:list-item>
          </text:list>
        </text:list-item>
        <text:list-item>
          <text:p text:style-name="P134"><text:span text:style-name="T5">Маршрутизация с двумя IP на Client_1</text:span></text:p>
          <text:list>
            <text:list-item>
              <text:p text:style-name="P134"><text:soft-page-break/><text:span text:style-name="T5">Настроить так, чтобы:</text:span></text:p>
              <text:list>
                <text:list-item>
                  <text:p text:style-name="P134"><text:span text:style-name="T5">трафик к IPaddr1 шёл через Server_1</text:span></text:p>
                </text:list-item>
                <text:list-item>
                  <text:p text:style-name="P134"><text:span text:style-name="T5">трафик к IPaddr2 шёл через Net4</text:span></text:p>
                </text:list-item>
              </text:list>
            </text:list-item>
            <text:list-item>
              <text:p text:style-name="P134"><text:span text:style-name="T5">Действия:</text:span></text:p>
              <text:list>
                <text:list-item>
                  <text:p text:style-name="P134"><text:span text:style-name="T5">Добавили два адреса на lo:</text:span></text:p>
                  <text:list>
                    <text:list-item>
                      <text:p text:style-name="P134"><text:span text:style-name="T5">sudo ip addr add 10.10.10.1/32 dev lo</text:span></text:p>
                    </text:list-item>
                    <text:list-item>
                      <text:p text:style-name="P134"><text:span text:style-name="T5">sudo ip addr add 10.10.20.1/32 dev lo</text:span></text:p>
                    </text:list-item>
                  </text:list>
                </text:list-item>
                <text:list-item>
                  <text:p text:style-name="P134"><text:span text:style-name="T5">На Client_2 настроили маршруты:</text:span></text:p>
                  <text:list>
                    <text:list-item>
                      <text:p text:style-name="P134"><text:span text:style-name="T5">sudo ip route add 10.10.10.1 via 10.0.3.1</text:span></text:p>
                    </text:list-item>
                    <text:list-item>
                      <text:p text:style-name="P134"><text:span text:style-name="T5">sudo ip route add 10.10.20.1 via 10.0.4.1</text:span></text:p>
                    </text:list-item>
                  </text:list>
                </text:list-item>
                <text:list-item>
                  <text:p text:style-name="P134"><text:span text:style-name="T5">Проверили с помощью traceroute:</text:span></text:p>
                  <text:list>
                    <text:list-item>
                      <text:p text:style-name="P134"><text:span text:style-name="T5">traceroute 10.10.10.1</text:span></text:p>
                    </text:list-item>
                    <text:list-item>
                      <text:p text:style-name="P134"><text:span text:style-name="T5">traceroute 10.10.20.1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"><text:span text:style-name="T5">Настройка SSH-доступа между машинами</text:span></text:p>
          <text:list>
            <text:list-item>
              <text:p text:style-name="P134"><text:span text:style-name="T5">Обеспечить доступ с Client_1 и Client_2 на Server_1 и между клиентами.</text:span></text:p>
              <text:list>
                <text:list-item>
                  <text:p text:style-name="P134"><text:span text:style-name="T5">Установили и запустили SSH-сервис:</text:span></text:p>
                  <text:list>
                    <text:list-item>
                      <text:p text:style-name="P134"><text:span text:style-name="T5">sudo dnf install openssh-server -y</text:span></text:p>
                    </text:list-item>
                    <text:list-item>
                      <text:p text:style-name="P134"><text:span text:style-name="T5">sudo systemctl enable --now sshd</text:span></text:p>
                    </text:list-item>
                  </text:list>
                </text:list-item>
                <text:list-item>
                  <text:p text:style-name="P134"><text:span text:style-name="T5">Проверили подключение:</text:span></text:p>
                  <text:list>
                    <text:list-item>
                      <text:p text:style-name="P134"><text:span text:style-name="T5">ssh </text:span><text:a xlink:type="simple" xlink:href="mailto:user@10.0.2.1" text:style-name="Internet_20_link" text:visited-style-name="Visited_20_Internet_20_Link"><text:span text:style-name="T5">user@10.0.2.1</text:span></text:a></text:p>
                    </text:list-item>
                    <text:list-item>
                      <text:p text:style-name="P134"><text:span text:style-name="T5">ssh </text:span><text:a xlink:type="simple" xlink:href="mailto:user@10.0.3.1" text:style-name="Internet_20_link" text:visited-style-name="Visited_20_Internet_20_Link"><text:span text:style-name="T5">user@10.0.3.1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"><text:span text:style-name="T5">Настройка firewall на Server_1</text:span></text:p>
          <text:list>
            <text:list-item>
              <text:p text:style-name="P134"><text:span text:style-name="T5">Разрешить SSH с Client_1</text:span></text:p>
            </text:list-item>
            <text:list-item>
              <text:p text:style-name="P134"><text:span text:style-name="T5">Запретить SSH с Client_2</text:span></text:p>
            </text:list-item>
            <text:list-item>
              <text:p text:style-name="P134"><text:span text:style-name="T5">Разрешить ping на IPaddr1 с Client_2</text:span></text:p>
            </text:list-item>
            <text:list-item>
              <text:p text:style-name="P134"><text:span text:style-name="T5">Запретить ping на IPaddr2 с Client_2</text:span></text:p>
            </text:list-item>
            <text:list-item>
              <text:p text:style-name="P134"><text:span text:style-name="T5">Разрешили SSH от Client_1:</text:span></text:p>
              <text:list>
                <text:list-item>
                  <text:p text:style-name="P134"><text:span text:style-name="T5">sudo firewall-cmd --permanent --add-rich-rule='rule family="ipv4" source address="10.0.2.15" service name="ssh" accept'</text:span></text:p>
                </text:list-item>
              </text:list>
            </text:list-item>
            <text:list-item>
              <text:p text:style-name="P134"><text:span text:style-name="T5">Запретили SSH от Client_2:</text:span></text:p>
              <text:list>
                <text:list-item>
                  <text:p text:style-name="P134"><text:span text:style-name="T5">sudo firewall-cmd --permanent --add-rich-rule='rule family="ipv4" source address="10.0.3.11" service name="ssh" drop'</text:span></text:p>
                </text:list-item>
              </text:list>
            </text:list-item>
            <text:list-item>
              <text:p text:style-name="P134"><text:span text:style-name="T5">Разрешили ping на Ipaddr1:</text:span></text:p>
              <text:list>
                <text:list-item>
                  <text:p text:style-name="P134"><text:span text:style-name="T5">sudo firewall-cmd --permanent --add-rich-rule='rule family="ipv4" source address="10.0.3.11" destination address="10.10.10.1" protocol value="icmp" accept'</text:span></text:p>
                </text:list-item>
              </text:list>
            </text:list-item>
            <text:list-item>
              <text:p text:style-name="P134"><text:span text:style-name="T5">Запретили ping на Ipaddr2:</text:span></text:p>
              <text:list>
                <text:list-item>
                  <text:p text:style-name="P134"><text:span text:style-name="T5">sudo firewall-cmd --permanent --add-rich-rule='rule family="ipv4" source address="10.0.3.11" destination address="10.10.20.1" protocol value="icmp" drop'</text:span></text:p>
                </text:list-item>
              </text:list>
            </text:list-item>
            <text:list-item>
              <text:p text:style-name="P134"><text:span text:style-name="T5">Применили настройки:</text:span></text:p>
              <text:list>
                <text:list-item>
                  <text:p text:style-name="P134"><text:span text:style-name="T5">sudo firewall-cmd —reload</text:span></text:p>
                </text:list-item>
              </text:list>
            </text:list-item>
          </text:list>
        </text:list-item>
        <text:list-item>
          <text:p text:style-name="P135"><text:span text:style-name="T5">Настройка NAT и выход клиентов в интернет ✅</text:span></text:p>
          <text:list>
            <text:list-item>
              <text:p text:style-name="P135"><text:span text:style-name="T5">Дать Client_1 и Client_2 доступ к интернету через Server_1.</text:span></text:p>
              <text:list>
                <text:list-item>
                  <text:p text:style-name="P135"><text:soft-page-break/><text:span text:style-name="T5">Включили форвардинг:</text:span></text:p>
                  <text:list>
                    <text:list-item>
                      <text:p text:style-name="P135"><text:span text:style-name="T5">sudo sysctl -w net.ipv4.ip_forward=1</text:span></text:p>
                    </text:list-item>
                    <text:list-item>
                      <text:p text:style-name="P135"><text:span text:style-name="T5">echo "net.ipv4.ip_forward = 1" | sudo tee -a /etc/sysctl.conf</text:span></text:p>
                    </text:list-item>
                  </text:list>
                </text:list-item>
                <text:list-item>
                  <text:p text:style-name="P135"><text:span text:style-name="T5">Включили masquerade:</text:span></text:p>
                  <text:list>
                    <text:list-item>
                      <text:p text:style-name="P135"><text:span text:style-name="T5">sudo firewall-cmd --add-masquerade --zone=public —permanent</text:span></text:p>
                    </text:list-item>
                  </text:list>
                </text:list-item>
                <text:list-item>
                  <text:p text:style-name="P135"><text:span text:style-name="T5">Настроили правило NAT:</text:span></text:p>
                  <text:list>
                    <text:list-item>
                      <text:p text:style-name="P135"><text:span text:style-name="T5">sudo firewall-cmd --permanent --direct --add-rule ipv4 nat POSTROUTING 0 -o enp0s3 -j MASQUERADE</text:span></text:p>
                    </text:list-item>
                  </text:list>
                </text:list-item>
                <text:list-item>
                  <text:p text:style-name="P135"><text:span text:style-name="T5">Перезагрузили firewall:</text:span></text:p>
                  <text:list>
                    <text:list-item>
                      <text:p text:style-name="P135"><text:span text:style-name="T5">sudo firewall-cmd —reload</text:span></text:p>
                    </text:list-item>
                  </text:list>
                </text:list-item>
                <text:list-item>
                  <text:p text:style-name="P135"><text:span text:style-name="T5">Проверили пинг с клиентов:</text:span></text:p>
                  <text:list>
                    <text:list-item>
                      <text:p text:style-name="P135"><text:span text:style-name="T5">ping 8.8.8.8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1:49:01.419000000</meta:creation-date>
    <dc:date>2025-08-08T20:09:30.002923235</dc:date>
    <meta:editing-duration>P1DT10H36M45S</meta:editing-duration>
    <meta:editing-cycles>17</meta:editing-cycles>
    <meta:generator>LibreOffice/24.2.7.2$Linux_X86_64 LibreOffice_project/420$Build-2</meta:generator>
    <meta:document-statistic meta:table-count="1" meta:image-count="0" meta:object-count="0" meta:page-count="23" meta:paragraph-count="794" meta:word-count="4653" meta:character-count="30459" meta:non-whitespace-character-count="27103"/>
  </office:meta>
</office:document-meta>
</file>